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020000000204B249CA79A42C6D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2" svg:font-family="'Times New Roman'" style:font-adornments="Normal" style:font-family-generic="roman"/>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Edwardian Script ITC" svg:font-family="'Edwardian Script ITC'" style:font-family-generic="script" style:font-pitch="variable"/>
    <style:font-face style:name="Arial" svg:font-family="Arial" style:font-family-generic="swiss" style:font-pitch="variable"/>
    <style:font-face style:name="Arial1" svg:font-family="Arial" style:font-adornments="Gras Italique"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4" style:family="table">
      <style:table-properties style:width="19.001cm" table:align="margins" fo:background-color="transparent">
        <style:background-image/>
      </style:table-properties>
    </style:style>
    <style:style style:name="Tableau4.A" style:family="table-column">
      <style:table-column-properties style:column-width="7.163cm" style:rel-column-width="24706*"/>
    </style:style>
    <style:style style:name="Tableau4.B" style:family="table-column">
      <style:table-column-properties style:column-width="8.543cm" style:rel-column-width="29463*"/>
    </style:style>
    <style:style style:name="Tableau4.C" style:family="table-column">
      <style:table-column-properties style:column-width="3.295cm" style:rel-column-width="11366*"/>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transparent" fo:padding="0.097cm" fo:border-left="1pt solid #000000" fo:border-right="none" fo:border-top="1pt solid #000000" fo:border-bottom="1pt solid #000000">
        <style:background-image/>
      </style:table-cell-properties>
    </style:style>
    <style:style style:name="Tableau4.C1" style:family="table-cell">
      <style:table-cell-properties style:vertical-align="middle" fo:background-color="transparent" fo:padding="0.097cm" fo:border="1pt solid #000000">
        <style:background-image/>
      </style:table-cell-properties>
    </style:style>
    <style:style style:name="Tableau4.A2" style:family="table-cell">
      <style:table-cell-properties style:vertical-align="middle" fo:padding="0.097cm" fo:border-left="1pt solid #000000" fo:border-right="none" fo:border-top="none" fo:border-bottom="1pt solid #000000"/>
    </style:style>
    <style:style style:name="Tableau4.B2" style:family="table-cell">
      <style:table-cell-properties style:vertical-align="" fo:padding="0.097cm" fo:border-left="1pt solid #000000" fo:border-right="none" fo:border-top="none" fo:border-bottom="1pt solid #000000"/>
    </style:style>
    <style:style style:name="Tableau4.C2" style:family="table-cell">
      <style:table-cell-properties style:vertical-align="middle" fo:padding="0.097cm" fo:border-left="1pt solid #000000" fo:border-right="1pt solid #000000" fo:border-top="none" fo:border-bottom="1pt solid #000000"/>
    </style:style>
    <style:style style:name="Tableau4.A3" style:family="table-cell">
      <style:table-cell-properties style:vertical-align="middle" fo:padding="0.097cm" fo:border-left="1pt solid #000000" fo:border-right="none" fo:border-top="none" fo:border-bottom="1pt solid #000000"/>
    </style:style>
    <style:style style:name="Tableau4.B3" style:family="table-cell">
      <style:table-cell-properties style:vertical-align="" fo:padding="0.097cm" fo:border-left="1pt solid #000000" fo:border-right="none" fo:border-top="none" fo:border-bottom="1pt solid #000000"/>
    </style:style>
    <style:style style:name="Tableau4.C3" style:family="table-cell">
      <style:table-cell-properties style:vertical-align="middle" fo:padding="0.097cm" fo:border-left="1pt solid #000000" fo:border-right="1pt solid #000000" fo:border-top="none" fo:border-bottom="1pt solid #000000"/>
    </style:style>
    <style:style style:name="Tableau4.A4" style:family="table-cell">
      <style:table-cell-properties style:vertical-align="middle" fo:padding="0.097cm" fo:border-left="1pt solid #000000" fo:border-right="none" fo:border-top="none" fo:border-bottom="1pt solid #000000"/>
    </style:style>
    <style:style style:name="Tableau4.B4" style:family="table-cell">
      <style:table-cell-properties style:vertical-align="" fo:padding="0.097cm" fo:border-left="1pt solid #000000" fo:border-right="none" fo:border-top="none" fo:border-bottom="1pt solid #000000"/>
    </style:style>
    <style:style style:name="Tableau4.C4" style:family="table-cell">
      <style:table-cell-properties style:vertical-align="middle" fo:padding="0.097cm" fo:border-left="1pt solid #000000" fo:border-right="1pt solid #000000" fo:border-top="none" fo:border-bottom="1pt solid #000000"/>
    </style:style>
    <style:style style:name="Tableau4.A5" style:family="table-cell">
      <style:table-cell-properties style:vertical-align="middle" fo:padding="0.097cm" fo:border-left="1pt solid #000000" fo:border-right="none" fo:border-top="none" fo:border-bottom="1pt solid #000000"/>
    </style:style>
    <style:style style:name="Tableau4.B5" style:family="table-cell">
      <style:table-cell-properties style:vertical-align="" fo:padding="0.097cm" fo:border-left="1pt solid #000000" fo:border-right="none" fo:border-top="none" fo:border-bottom="1pt solid #000000"/>
    </style:style>
    <style:style style:name="Tableau4.C5" style:family="table-cell">
      <style:table-cell-properties style:vertical-align="middle" fo:padding="0.097cm" fo:border-left="1pt solid #000000" fo:border-right="1pt solid #000000" fo:border-top="none" fo:border-bottom="1pt solid #000000"/>
    </style:style>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101cm" fo:border="none"/>
    </style:style>
    <style:style style:name="Tableau1.B1" style:family="table-cell">
      <style:table-cell-properties fo:padding="0.101cm" fo:border-left="1pt solid #000000" fo:border-right="none" fo:border-top="none" fo:border-bottom="none"/>
    </style:style>
    <style:style style:name="Tableau2" style:family="table">
      <style:table-properties style:width="19.001cm" table:align="margins"/>
    </style:style>
    <style:style style:name="Tableau2.A" style:family="table-column">
      <style:table-column-properties style:column-width="9.5cm" style:rel-column-width="32767*"/>
    </style:style>
    <style:style style:name="Tableau2.B" style:family="table-column">
      <style:table-column-properties style:column-width="9.5cm" style:rel-column-width="32768*"/>
    </style:style>
    <style:style style:name="Tableau2.A1" style:family="table-cell">
      <style:table-cell-properties fo:padding="0.097cm" fo:border="none"/>
    </style:style>
    <style:style style:name="Tableau2.B1" style:family="table-cell">
      <style:table-cell-properties fo:padding="0.097cm" fo:border-left="1pt solid #000000" fo:border-right="none" fo:border-top="none" fo:border-bottom="none"/>
    </style:style>
    <style:style style:name="P1" style:family="paragraph" style:parent-style-name="Standard">
      <style:paragraph-properties fo:line-height="100%" fo:text-align="start" style:justify-single-word="false"/>
      <style:text-properties style:font-name="Times New Roman" officeooo:rsid="005a9f0e" officeooo:paragraph-rsid="00e08598"/>
    </style:style>
    <style:style style:name="P2" style:family="paragraph" style:parent-style-name="Standard">
      <style:paragraph-properties fo:line-height="100%" fo:text-align="start" style:justify-single-word="false"/>
      <style:text-properties style:font-name="Times New Roman" officeooo:rsid="005a9f0e" officeooo:paragraph-rsid="00e441b8"/>
    </style:style>
    <style:style style:name="P3" style:family="paragraph" style:parent-style-name="Standard">
      <style:paragraph-properties fo:line-height="100%" fo:text-align="start" style:justify-single-word="false"/>
      <style:text-properties style:font-name="Times New Roman" officeooo:rsid="00ed797a" officeooo:paragraph-rsid="00ed797a"/>
    </style:style>
    <style:style style:name="P4" style:family="paragraph" style:parent-style-name="Standard">
      <style:paragraph-properties fo:line-height="100%" fo:text-align="start" style:justify-single-word="false"/>
      <style:text-properties style:font-name="Times New Roman" officeooo:rsid="00efe54a" officeooo:paragraph-rsid="00efe54a"/>
    </style:style>
    <style:style style:name="P5" style:family="paragraph" style:parent-style-name="Standard">
      <style:paragraph-properties fo:line-height="100%" fo:text-align="start" style:justify-single-word="false"/>
      <style:text-properties style:font-name="Times New Roman" fo:font-weight="bold" officeooo:rsid="00edc4e3" officeooo:paragraph-rsid="00edc4e3" style:font-weight-asian="bold" style:font-weight-complex="bold"/>
    </style:style>
    <style:style style:name="P6" style:family="paragraph" style:parent-style-name="Standard">
      <style:paragraph-properties fo:line-height="100%" fo:text-align="start" style:justify-single-word="false"/>
      <style:text-properties style:font-name="Times New Roman" officeooo:rsid="00f1d2b3" officeooo:paragraph-rsid="00f1d2b3"/>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officeooo:paragraph-rsid="00c763b5"/>
    </style:style>
    <style:style style:name="P9" style:family="paragraph" style:parent-style-name="Standard">
      <style:paragraph-properties fo:text-align="start" style:justify-single-word="false"/>
      <style:text-properties officeooo:paragraph-rsid="010f5a5d"/>
    </style:style>
    <style:style style:name="P10" style:family="paragraph" style:parent-style-name="Standard">
      <style:text-properties officeooo:rsid="001460a3" officeooo:paragraph-rsid="001460a3"/>
    </style:style>
    <style:style style:name="P11" style:family="paragraph" style:parent-style-name="Standard">
      <style:paragraph-properties fo:line-height="100%" fo:text-align="start" style:justify-single-word="false"/>
      <style:text-properties officeooo:paragraph-rsid="00e441b8"/>
    </style:style>
    <style:style style:name="P12" style:family="paragraph" style:parent-style-name="Standard">
      <style:text-properties officeooo:paragraph-rsid="00e6e5b9"/>
    </style:style>
    <style:style style:name="P13" style:family="paragraph" style:parent-style-name="Standard">
      <style:paragraph-properties>
        <style:tab-stops>
          <style:tab-stop style:position="8.996cm"/>
        </style:tab-stops>
      </style:paragraph-properties>
      <style:text-properties officeooo:rsid="00eb5a35" officeooo:paragraph-rsid="00eb5a35"/>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ffab76"/>
    </style:style>
    <style:style style:name="P16" style:family="paragraph" style:parent-style-name="Standard">
      <style:paragraph-properties fo:text-align="start" style:justify-single-word="false"/>
      <style:text-properties officeooo:rsid="0101c6b5" officeooo:paragraph-rsid="0101c6b5"/>
    </style:style>
    <style:style style:name="P17" style:family="paragraph" style:parent-style-name="Standard">
      <style:paragraph-properties fo:text-align="start" style:justify-single-word="false"/>
      <style:text-properties officeooo:rsid="0101c6b5" officeooo:paragraph-rsid="010396ad"/>
    </style:style>
    <style:style style:name="P18" style:family="paragraph" style:parent-style-name="Standard">
      <style:paragraph-properties fo:text-align="start" style:justify-single-word="false"/>
      <style:text-properties officeooo:rsid="0101c6b5" officeooo:paragraph-rsid="010418c1"/>
    </style:style>
    <style:style style:name="P19" style:family="paragraph" style:parent-style-name="Standard">
      <style:paragraph-properties fo:text-align="start" style:justify-single-word="false"/>
      <style:text-properties officeooo:rsid="010418c1" officeooo:paragraph-rsid="010418c1"/>
    </style:style>
    <style:style style:name="P20" style:family="paragraph" style:parent-style-name="Standard">
      <style:paragraph-properties fo:text-align="start" style:justify-single-word="false"/>
      <style:text-properties officeooo:rsid="01056927" officeooo:paragraph-rsid="01056927"/>
    </style:style>
    <style:style style:name="P21" style:family="paragraph" style:parent-style-name="Standard">
      <style:paragraph-properties fo:text-align="start" style:justify-single-word="false">
        <style:tab-stops>
          <style:tab-stop style:position="8.996cm"/>
        </style:tab-stops>
      </style:paragraph-properties>
      <style:text-properties officeooo:rsid="01056927" officeooo:paragraph-rsid="01056927"/>
    </style:style>
    <style:style style:name="P22" style:family="paragraph" style:parent-style-name="Standard">
      <style:paragraph-properties fo:text-align="start" style:justify-single-word="false">
        <style:tab-stops/>
      </style:paragraph-properties>
      <style:text-properties officeooo:rsid="01056927" officeooo:paragraph-rsid="01056927"/>
    </style:style>
    <style:style style:name="P23" style:family="paragraph" style:parent-style-name="Standard">
      <style:text-properties officeooo:paragraph-rsid="00f5b4e0"/>
    </style:style>
    <style:style style:name="P24" style:family="paragraph" style:parent-style-name="Standard">
      <style:paragraph-properties fo:text-align="start" style:justify-single-word="false">
        <style:tab-stops/>
      </style:paragraph-properties>
      <style:text-properties officeooo:rsid="0108c008" officeooo:paragraph-rsid="0108c008"/>
    </style:style>
    <style:style style:name="P25" style:family="paragraph" style:parent-style-name="Standard">
      <style:paragraph-properties fo:text-align="start" style:justify-single-word="false">
        <style:tab-stops/>
      </style:paragraph-properties>
      <style:text-properties fo:font-weight="bold" officeooo:rsid="0108c008" officeooo:paragraph-rsid="0108c008" style:font-weight-asian="bold" style:font-weight-complex="bold"/>
    </style:style>
    <style:style style:name="P26" style:family="paragraph" style:parent-style-name="Standard">
      <style:paragraph-properties fo:text-align="start" style:justify-single-word="false">
        <style:tab-stops>
          <style:tab-stop style:position="5.689cm"/>
        </style:tab-stops>
      </style:paragraph-properties>
      <style:text-properties officeooo:rsid="010989c1" officeooo:paragraph-rsid="010c0a77"/>
    </style:style>
    <style:style style:name="P27" style:family="paragraph" style:parent-style-name="Standard">
      <style:paragraph-properties fo:text-align="start" style:justify-single-word="false">
        <style:tab-stops>
          <style:tab-stop style:position="5.106cm"/>
        </style:tab-stops>
      </style:paragraph-properties>
      <style:text-properties officeooo:rsid="010989c1" officeooo:paragraph-rsid="010989c1"/>
    </style:style>
    <style:style style:name="P28" style:family="paragraph" style:parent-style-name="Standard">
      <style:paragraph-properties fo:text-align="start" style:justify-single-word="false">
        <style:tab-stops>
          <style:tab-stop style:position="5.106cm"/>
        </style:tab-stops>
      </style:paragraph-properties>
      <style:text-properties officeooo:rsid="010989c1" officeooo:paragraph-rsid="010c0a77"/>
    </style:style>
    <style:style style:name="P29" style:family="paragraph" style:parent-style-name="Standard">
      <style:paragraph-properties fo:text-align="start" style:justify-single-word="false">
        <style:tab-stops>
          <style:tab-stop style:position="5.689cm"/>
        </style:tab-stops>
      </style:paragraph-properties>
      <style:text-properties officeooo:rsid="0109b98f" officeooo:paragraph-rsid="010c0a77"/>
    </style:style>
    <style:style style:name="P30" style:family="paragraph" style:parent-style-name="Standard">
      <style:paragraph-properties fo:text-align="start" style:justify-single-word="false">
        <style:tab-stops/>
      </style:paragraph-properties>
      <style:text-properties officeooo:rsid="0109b98f" officeooo:paragraph-rsid="010c0a77"/>
    </style:style>
    <style:style style:name="P31" style:family="paragraph" style:parent-style-name="Standard">
      <style:paragraph-properties fo:text-align="start" style:justify-single-word="false">
        <style:tab-stops/>
      </style:paragraph-properties>
      <style:text-properties officeooo:rsid="010ab0e2" officeooo:paragraph-rsid="010ab0e2"/>
    </style:style>
    <style:style style:name="P32" style:family="paragraph" style:parent-style-name="Standard">
      <style:text-properties officeooo:rsid="00f5b4e0" officeooo:paragraph-rsid="010f5a5d"/>
    </style:style>
    <style:style style:name="P33" style:family="paragraph" style:parent-style-name="Standard">
      <style:paragraph-properties fo:text-align="start" style:justify-single-word="false"/>
      <style:text-properties officeooo:rsid="010f5a5d" officeooo:paragraph-rsid="010f5a5d"/>
    </style:style>
    <style:style style:name="P34" style:family="paragraph" style:parent-style-name="Standard">
      <style:paragraph-properties fo:text-align="start" style:justify-single-word="false"/>
      <style:text-properties officeooo:rsid="010f5a5d" officeooo:paragraph-rsid="01115092"/>
    </style:style>
    <style:style style:name="P35" style:family="paragraph" style:parent-style-name="Standard">
      <style:text-properties officeooo:rsid="010f5a5d" officeooo:paragraph-rsid="010f5a5d"/>
    </style:style>
    <style:style style:name="P36" style:family="paragraph" style:parent-style-name="Standard">
      <style:text-properties officeooo:rsid="010f5a5d" officeooo:paragraph-rsid="01115092"/>
    </style:style>
    <style:style style:name="P37" style:family="paragraph" style:parent-style-name="Standard">
      <style:text-properties officeooo:rsid="01115092" officeooo:paragraph-rsid="01115092"/>
    </style:style>
    <style:style style:name="P38" style:family="paragraph" style:parent-style-name="Table_20_Contents">
      <style:paragraph-properties fo:text-align="center" style:justify-single-word="false"/>
      <style:text-properties officeooo:paragraph-rsid="00e6e5b9"/>
    </style:style>
    <style:style style:name="P39" style:family="paragraph" style:parent-style-name="Table_20_Contents">
      <style:text-properties officeooo:paragraph-rsid="00e6e5b9" fo:background-color="#cccccc"/>
    </style:style>
    <style:style style:name="P40" style:family="paragraph" style:parent-style-name="Table_20_Contents">
      <style:text-properties officeooo:paragraph-rsid="00e6e5b9"/>
    </style:style>
    <style:style style:name="P41" style:family="paragraph" style:parent-style-name="Standard">
      <style:paragraph-properties fo:margin-top="0.199cm" fo:margin-bottom="0cm" loext:contextual-spacing="false" fo:line-height="100%" fo:text-align="center" style:justify-single-word="false"/>
      <style:text-properties style:font-name="Times New Roman" officeooo:rsid="00edc4e3" officeooo:paragraph-rsid="00edc4e3"/>
    </style:style>
    <style:style style:name="P42" style:family="paragraph" style:parent-style-name="Standard">
      <style:paragraph-properties fo:margin-top="0.199cm" fo:margin-bottom="0cm" loext:contextual-spacing="false" fo:line-height="100%" fo:text-align="center" style:justify-single-word="false"/>
      <style:text-properties style:font-name="Times New Roman" officeooo:rsid="00ed797a" officeooo:paragraph-rsid="00ed797a"/>
    </style:style>
    <style:style style:name="P43" style:family="paragraph" style:parent-style-name="Standard">
      <style:paragraph-properties fo:margin-top="0.199cm" fo:margin-bottom="0.199cm" loext:contextual-spacing="false" fo:text-align="center" style:justify-single-word="false"/>
      <style:text-properties officeooo:rsid="010418c1" officeooo:paragraph-rsid="010418c1"/>
    </style:style>
    <style:style style:name="P44" style:family="paragraph" style:parent-style-name="Standard">
      <style:paragraph-properties fo:margin-top="0.199cm" fo:margin-bottom="0.199cm" loext:contextual-spacing="false" fo:text-align="center" style:justify-single-word="false"/>
      <style:text-properties officeooo:paragraph-rsid="01056927"/>
    </style:style>
    <style:style style:name="P45" style:family="paragraph" style:parent-style-name="Standard">
      <style:paragraph-properties fo:text-align="start" style:justify-single-word="false" fo:break-before="page">
        <style:tab-stops>
          <style:tab-stop style:position="5.689cm"/>
        </style:tab-stops>
      </style:paragraph-properties>
      <style:text-properties officeooo:rsid="010989c1" officeooo:paragraph-rsid="010c0a77"/>
    </style:style>
    <style:style style:name="P46" style:family="paragraph" style:parent-style-name="Standard" style:list-style-name="tfPuce">
      <style:text-properties officeooo:paragraph-rsid="00eb5a35"/>
    </style:style>
    <style:style style:name="P47" style:family="paragraph" style:parent-style-name="Standard" style:list-style-name="tfPuce">
      <style:paragraph-properties>
        <style:tab-stops>
          <style:tab-stop style:position="8.996cm"/>
        </style:tab-stops>
      </style:paragraph-properties>
      <style:text-properties officeooo:rsid="00eb5a35" officeooo:paragraph-rsid="00eb5a35"/>
    </style:style>
    <style:style style:name="P48" style:family="paragraph" style:parent-style-name="Standard" style:list-style-name="tfPuce">
      <style:paragraph-properties>
        <style:tab-stops>
          <style:tab-stop style:position="8.996cm"/>
        </style:tab-stops>
      </style:paragraph-properties>
      <style:text-properties officeooo:rsid="00fe227a" officeooo:paragraph-rsid="00fe227a"/>
    </style:style>
    <style:style style:name="P49" style:family="paragraph" style:parent-style-name="Standard" style:list-style-name="tfPuce">
      <style:text-properties officeooo:rsid="00f5b4e0" officeooo:paragraph-rsid="01118ffb"/>
    </style:style>
    <style:style style:name="P50" style:family="paragraph" style:parent-style-name="Standard" style:list-style-name="tfPuce">
      <style:text-properties officeooo:rsid="01118ffb" officeooo:paragraph-rsid="01118ffb"/>
    </style:style>
    <style:style style:name="P51" style:family="paragraph" style:parent-style-name="Standard" style:list-style-name="tfPuce">
      <style:text-properties officeooo:rsid="01115092" officeooo:paragraph-rsid="01115092"/>
    </style:style>
    <style:style style:name="P52" style:family="paragraph" style:parent-style-name="Standard" style:list-style-name="tfPuce">
      <style:paragraph-properties fo:text-align="start" style:justify-single-word="false"/>
      <style:text-properties officeooo:rsid="010396ad" officeooo:paragraph-rsid="010396ad"/>
    </style:style>
    <style:style style:name="P53" style:family="paragraph" style:parent-style-name="Standard" style:list-style-name="tfPuce">
      <style:paragraph-properties fo:text-align="start" style:justify-single-word="false"/>
      <style:text-properties officeooo:rsid="010396ad" officeooo:paragraph-rsid="010418c1"/>
    </style:style>
    <style:style style:name="P54" style:family="paragraph" style:parent-style-name="Standard" style:list-style-name="tfPuce">
      <style:paragraph-properties fo:text-align="start" style:justify-single-word="false"/>
      <style:text-properties officeooo:rsid="0101c6b5" officeooo:paragraph-rsid="0101c6b5"/>
    </style:style>
    <style:style style:name="P55" style:family="paragraph" style:parent-style-name="Standard" style:list-style-name="tfPuce">
      <style:paragraph-properties fo:text-align="start" style:justify-single-word="false"/>
      <style:text-properties officeooo:rsid="0101c6b5" officeooo:paragraph-rsid="010396ad"/>
    </style:style>
    <style:style style:name="P56" style:family="paragraph" style:parent-style-name="Standard">
      <style:paragraph-properties fo:text-align="start" style:justify-single-word="false"/>
      <style:text-properties officeooo:rsid="0101c6b5" officeooo:paragraph-rsid="010396ad"/>
    </style:style>
    <style:style style:name="P57" style:family="paragraph" style:parent-style-name="Standard" style:list-style-name="tfPuce">
      <style:paragraph-properties fo:margin-top="0.101cm" fo:margin-bottom="0.101cm" loext:contextual-spacing="false" fo:line-height="100%" fo:text-align="start" style:justify-single-word="false"/>
      <style:text-properties style:font-name="Times New Roman" officeooo:rsid="005a9f0e" officeooo:paragraph-rsid="00e08598"/>
    </style:style>
    <style:style style:name="P58" style:family="paragraph" style:parent-style-name="Standard" style:list-style-name="tfPuce">
      <style:paragraph-properties fo:margin-top="0.101cm" fo:margin-bottom="0.101cm" loext:contextual-spacing="false" fo:line-height="100%" fo:text-align="start" style:justify-single-word="false"/>
      <style:text-properties style:font-name="Times New Roman" officeooo:rsid="005a9f0e" officeooo:paragraph-rsid="00c763b5"/>
    </style:style>
    <style:style style:name="P59" style:family="paragraph" style:parent-style-name="Standard" style:list-style-name="tfPuce">
      <style:paragraph-properties fo:margin-top="0.101cm" fo:margin-bottom="0.101cm" loext:contextual-spacing="false" fo:line-height="100%" fo:text-align="start" style:justify-single-word="false"/>
      <style:text-properties style:font-name="Times New Roman" officeooo:rsid="005a9f0e" officeooo:paragraph-rsid="00e441b8"/>
    </style:style>
    <style:style style:name="P60" style:family="paragraph" style:parent-style-name="tfTitre_20_I_29_">
      <style:text-properties officeooo:rsid="00da7c2c" officeooo:paragraph-rsid="00da7c2c"/>
    </style:style>
    <style:style style:name="P61" style:family="paragraph" style:parent-style-name="tfTitre_20_I_29_">
      <style:paragraph-properties fo:break-before="page"/>
    </style:style>
    <style:style style:name="P62" style:family="paragraph" style:parent-style-name="tfTitre_20_I_29_">
      <style:paragraph-properties fo:break-before="page"/>
      <style:text-properties officeooo:rsid="00f5b4e0" officeooo:paragraph-rsid="00f5b4e0"/>
    </style:style>
    <style:style style:name="P63" style:family="paragraph" style:parent-style-name="tfTitre_20_I_29_">
      <style:paragraph-properties fo:break-before="page"/>
      <style:text-properties officeooo:rsid="00ffab76" officeooo:paragraph-rsid="00ffab76"/>
    </style:style>
    <style:style style:name="P64" style:family="paragraph" style:parent-style-name="tfTitre_20_I_29_">
      <style:paragraph-properties fo:break-before="page"/>
      <style:text-properties officeooo:rsid="010474c7" officeooo:paragraph-rsid="010474c7"/>
    </style:style>
    <style:style style:name="P65" style:family="paragraph" style:parent-style-name="tfTitre_20_Chapitre" style:master-page-name="Right_20_Page">
      <style:paragraph-properties style:page-number="auto"/>
      <style:text-properties officeooo:rsid="00da7c2c" officeooo:paragraph-rsid="00da7c2c"/>
    </style:style>
    <style:style style:name="P66" style:family="paragraph" style:parent-style-name="tfTitre_20_1_29_">
      <style:text-properties officeooo:paragraph-rsid="00e08598"/>
    </style:style>
    <style:style style:name="P67" style:family="paragraph" style:parent-style-name="tfTitre_20_1_29_">
      <style:paragraph-properties fo:line-height="100%"/>
      <style:text-properties officeooo:paragraph-rsid="00e441b8"/>
    </style:style>
    <style:style style:name="P68" style:family="paragraph" style:parent-style-name="tfTitre_20_1_29_">
      <style:text-properties officeooo:rsid="00f5b4e0" officeooo:paragraph-rsid="00f5b4e0"/>
    </style:style>
    <style:style style:name="P69" style:family="paragraph" style:parent-style-name="tfTitre_20_1_29_">
      <style:text-properties officeooo:rsid="0108c008" officeooo:paragraph-rsid="0108c008"/>
    </style:style>
    <style:style style:name="P70" style:family="paragraph" style:parent-style-name="tfTitre_20_1_29_">
      <style:paragraph-properties fo:break-before="page"/>
    </style:style>
    <style:style style:name="P71" style:family="paragraph">
      <style:paragraph-properties fo:margin-left="0cm" fo:margin-right="0cm" fo:margin-top="0cm" fo:margin-bottom="0cm" fo:line-height="100%" fo:text-indent="0cm"/>
    </style:style>
    <style:style style:name="P7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73"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7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5"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7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imes New Roman"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8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imes New Roman" fo:font-size="18pt" fo:font-style="italic" fo:text-shadow="none" style:text-underline-style="none" fo:font-weight="normal" style:letter-kerning="true" style:font-name-asian="Microsoft YaHei" style:font-size-asian="18pt" style:font-style-asian="italic" style:font-weight-asian="normal" style:font-name-complex="Arial3" style:font-size-complex="18pt" style:font-style-complex="italic" style:font-weight-complex="normal" style:text-emphasize="none" style:font-relief="none" style:text-overline-style="none" style:text-overline-color="font-color"/>
    </style:style>
    <style:style style:name="P8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imes New Roman" fo:font-size="14pt" fo:font-style="normal" fo:text-shadow="none" style:text-underline-style="none" fo:font-weight="normal" style:letter-kerning="true" style:font-name-asian="Microsoft YaHei"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P8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5" style:family="paragraph">
      <loext:graphic-properties draw:fill="solid" draw:fill-color="#cccccc"/>
      <style:text-properties fo:font-size="18pt" style:font-size-asian="18pt" style:font-size-complex="18pt"/>
    </style:style>
    <style:style style:name="P8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8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imes New Roman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8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Edwardian Script ITC" fo:font-size="18pt" fo:font-style="italic" fo:text-shadow="none" style:text-underline-style="none" fo:font-weight="normal" style:letter-kerning="true" style:font-name-asian="Microsoft YaHei" style:font-size-asian="18pt" style:font-style-asian="italic" style:font-weight-asian="normal" style:font-name-complex="Arial3" style:font-size-complex="18pt" style:font-style-complex="italic" style:font-weight-complex="normal" style:text-emphasize="none" style:font-relief="none" style:text-overline-style="none" style:text-overline-color="font-color"/>
    </style:style>
    <style:style style:name="P9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imes New Roman1" fo:font-size="14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9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imes New Roman1" fo:font-size="14pt" fo:font-style="italic" fo:text-shadow="none" style:text-underline-style="none" fo:font-weight="normal" style:letter-kerning="true" style:font-name-asian="Microsoft YaHei" style:font-size-asian="18pt" style:font-style-asian="italic" style:font-weight-asian="normal" style:font-name-complex="Arial3" style:font-size-complex="18pt" style:font-style-complex="italic" style:font-weight-complex="normal" style:text-emphasize="none" style:font-relief="none" style:text-overline-style="none" style:text-overline-color="font-color"/>
    </style:style>
    <style:style style:name="T1" style:family="text">
      <style:text-properties officeooo:rsid="00e08598"/>
    </style:style>
    <style:style style:name="T2" style:family="text">
      <style:text-properties officeooo:rsid="00e441b8"/>
    </style:style>
    <style:style style:name="T3" style:family="text">
      <style:text-properties style:text-underline-style="solid" style:text-underline-width="auto" style:text-underline-color="font-color"/>
    </style:style>
    <style:style style:name="T4" style:family="text">
      <style:text-properties officeooo:rsid="00eb5a35"/>
    </style:style>
    <style:style style:name="T5" style:family="text">
      <style:text-properties fo:color="#ffffff"/>
    </style:style>
    <style:style style:name="T6" style:family="text">
      <style:text-properties fo:font-style="italic" style:font-style-asian="italic" style:font-style-complex="italic"/>
    </style:style>
    <style:style style:name="T7" style:family="text">
      <style:text-properties fo:font-style="italic" officeooo:rsid="010f5a5d" style:font-style-asian="italic" style:font-style-complex="italic"/>
    </style:style>
    <style:style style:name="T8" style:family="text">
      <style:text-properties officeooo:rsid="00edc4e3"/>
    </style:style>
    <style:style style:name="T9" style:family="text">
      <style:text-properties fo:font-style="normal" style:font-style-asian="normal" style:font-style-complex="normal"/>
    </style:style>
    <style:style style:name="T10" style:family="text">
      <style:text-properties fo:font-style="normal" officeooo:rsid="00edc4e3" style:font-style-asian="normal" style:font-style-complex="normal"/>
    </style:style>
    <style:style style:name="T11" style:family="text">
      <style:text-properties fo:font-style="normal" officeooo:rsid="00f1d2b3" style:font-style-asian="normal" style:font-style-complex="normal"/>
    </style:style>
    <style:style style:name="T12" style:family="text">
      <style:text-properties fo:font-style="normal" officeooo:rsid="010c352a" style:font-style-asian="normal" style:font-style-complex="normal"/>
    </style:style>
    <style:style style:name="T13" style:family="text">
      <style:text-properties fo:font-style="normal" officeooo:rsid="01118ffb" style:font-style-asian="normal" style:font-style-complex="normal"/>
    </style:style>
    <style:style style:name="T14" style:family="text">
      <style:text-properties officeooo:rsid="00f46bda"/>
    </style:style>
    <style:style style:name="T15" style:family="text">
      <style:text-properties officeooo:rsid="00fe227a"/>
    </style:style>
    <style:style style:name="T16" style:family="text">
      <style:text-properties officeooo:rsid="010396ad"/>
    </style:style>
    <style:style style:name="T17" style:family="text">
      <style:text-properties officeooo:rsid="010418c1"/>
    </style:style>
    <style:style style:name="T18" style:family="text">
      <style:text-properties officeooo:rsid="0109b98f"/>
    </style:style>
    <style:style style:name="T19" style:family="text">
      <style:text-properties officeooo:rsid="010c0a77"/>
    </style:style>
    <style:style style:name="T20" style:family="text">
      <style:text-properties officeooo:rsid="010f5a5d"/>
    </style:style>
    <style:style style:name="T21" style:family="text">
      <style:text-properties officeooo:rsid="01115092"/>
    </style:style>
    <style:style style:name="T22" style:family="text">
      <style:text-properties officeooo:rsid="01118ffb"/>
    </style:style>
    <style:style style:name="T23" style:family="text">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24" style:family="text">
      <style:text-properties style:use-window-font-color="true" style:text-outline="false" style:text-line-through-style="none" style:text-line-through-type="none" style:font-name="Arial2" fo:font-size="5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25" style:family="text">
      <style:text-properties fo:font-variant="normal" fo:text-transform="none"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Times New Roman"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Times New Roman" fo:font-size="18pt" fo:font-style="italic" fo:text-shadow="none" style:text-underline-style="none" fo:font-weight="normal" style:letter-kerning="true" style:font-name-asian="Microsoft YaHei" style:font-size-asian="18pt" style:font-style-asian="italic" style:font-weight-asian="normal" style:font-name-complex="Arial3" style:font-size-complex="18pt" style:font-style-complex="italic"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Times New Roman" fo:font-size="14pt" fo:font-style="normal" fo:text-shadow="none" style:text-underline-style="none" fo:font-weight="normal" style:letter-kerning="true" style:font-name-asian="Microsoft YaHei"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29" style:family="text">
      <style:text-properties fo:font-size="18pt" style:font-size-asian="18pt" style:font-size-complex="18pt"/>
    </style:style>
    <style:style style:name="T30" style:family="text">
      <style:text-properties fo:font-variant="normal" fo:text-transform="none" style:use-window-font-color="true" style:text-outline="false" style:text-line-through-style="none" style:text-line-through-type="none" style:font-name="Times New Roman1" fo:font-size="14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normal" style:letter-kerning="true" style:font-name-asian="Microsoft YaHei" style:font-size-asian="16pt" style:font-style-asian="normal" style:font-weight-asian="normal" style:font-name-complex="Arial3" style:font-size-complex="16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Times New Roman1" fo:font-size="14pt" fo:font-style="italic" fo:text-shadow="none" style:text-underline-style="none" fo:font-weight="normal" style:letter-kerning="true" style:font-name-asian="Microsoft YaHei" style:font-size-asian="18pt" style:font-style-asian="italic" style:font-weight-asian="normal" style:font-name-complex="Arial3" style:font-size-complex="18pt" style:font-style-complex="italic" style:font-weight-complex="normal" style:text-emphasize="none" style:font-relief="none" style:text-overline-style="none" style:text-overline-color="font-color"/>
    </style:style>
    <style:style style:name="fr1" style:family="graphic" style:parent-style-name="Formula">
      <style:graphic-properties fo:margin-left="0cm" fo:margin-right="0cm" style:vertical-pos="from-top" style:horizontal-pos="from-left" style:horizontal-rel="paragraph-content" draw:ole-draw-aspect="1"/>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auto-grow-height="false" fo:min-height="0.474cm" fo:padding-top="0.049cm" fo:padding-bottom="0.049cm" fo:padding-left="0.049cm" fo:padding-right="0.049cm" draw:shadow="hidden" draw:shadow-offset-x="0.3cm" draw:shadow-offset-y="0.3cm" draw:shadow-color="#808080" style:run-through="foreground"/>
    </style:style>
    <style:style style:name="gr3" style:family="graphic">
      <style:graphic-properties draw:stroke="solid" svg:stroke-width="0.03cm" svg:stroke-color="#000000" draw:marker-start="" draw:marker-start-width="0.349cm" draw:marker-start-center="false" draw:marker-end="" draw:marker-end-width="0.349cm" draw:marker-end-center="false" draw:fill="none" draw:fill-color="#99cc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4" style:family="graphic">
      <style:graphic-properties draw:stroke="solid" svg:stroke-width="0.03cm" svg:stroke-color="#000000" draw:marker-start="" draw:marker-start-width="0.349cm" draw:marker-start-center="false" draw:marker-end="" draw:marker-end-width="0.349cm" draw:marker-end-center="false" draw:fill="none" draw:fill-color="#99cc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false" fo:min-height="0.474cm" fo:padding-top="0.049cm" fo:padding-bottom="0.049cm" fo:padding-left="0.049cm" fo:padding-right="0.049cm" draw:shadow="hidden" draw:shadow-offset-x="0.3cm" draw:shadow-offset-y="0.3cm" draw:shadow-color="#808080" style:run-through="foreground"/>
    </style:style>
    <style:style style:name="gr6" style:family="graphic">
      <style:graphic-properties style:run-through="foreground"/>
    </style:style>
    <style:style style:name="gr7" style:family="graphic">
      <style:graphic-properties draw:stroke="solid" svg:stroke-width="0.03cm" svg:stroke-color="#000000" draw:marker-start="" draw:marker-start-width="0.295cm" draw:marker-start-center="false" draw:marker-end="" draw:marker-end-width="0.29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8" style:family="graphic">
      <style:graphic-properties draw:stroke="solid" svg:stroke-width="0.025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19cm" svg:stroke-color="#000000" draw:marker-start="" draw:marker-start-width="0.259cm" draw:marker-start-center="false" draw:marker-end="" draw:marker-end-width="0.25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0" style:family="graphic">
      <style:graphic-properties draw:stroke="dash" draw:stroke-dash="Fine_20_Dashed" svg:stroke-width="0.026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11" style:family="graphic">
      <style:graphic-properties draw:stroke="solid" svg:stroke-width="0.026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864cm" fo:min-width="0.564cm" fo:padding-top="0cm" fo:padding-bottom="0cm" fo:padding-left="0cm" fo:padding-right="0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866cm" fo:min-width="0.393cm" fo:padding-top="0cm" fo:padding-bottom="0cm" fo:padding-left="0cm" fo:padding-right="0cm" draw:shadow="hidden" draw:shadow-offset-x="0.199cm" draw:shadow-offset-y="0.199cm" draw:shadow-color="#808080" style:run-through="foreground"/>
    </style:style>
    <style:style style:name="gr14" style:family="graphic">
      <style:graphic-properties draw:stroke="dash" draw:stroke-dash="Fine_20_Dashe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0cm" fo:min-width="0cm" fo:padding-top="0.139cm" fo:padding-bottom="0.139cm" fo:padding-left="0.265cm" fo:padding-right="0.265cm" draw:shadow="hidden" draw:shadow-offset-x="0.199cm" draw:shadow-offset-y="0.199cm" draw:shadow-color="#808080" style:run-through="foreground"/>
    </style:style>
    <style:style style:name="gr15"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866cm" fo:min-width="0.563cm" fo:padding-top="0cm" fo:padding-bottom="0cm" fo:padding-left="0cm" fo:padding-right="0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864cm" fo:min-width="0.568cm" fo:padding-top="0cm" fo:padding-bottom="0cm" fo:padding-left="0cm" fo:padding-right="0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868cm" fo:min-width="0.393cm" fo:padding-top="0cm" fo:padding-bottom="0cm" fo:padding-left="0cm" fo:padding-right="0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864cm" fo:min-width="0.566cm" fo:padding-top="0cm" fo:padding-bottom="0cm" fo:padding-left="0cm" fo:padding-right="0cm" draw:shadow="hidden" draw:shadow-offset-x="0.199cm" draw:shadow-offset-y="0.199cm" draw:shadow-color="#808080" style:run-through="foreground"/>
    </style:style>
    <style:style style:name="gr20" style:family="graphic">
      <style:graphic-properties draw:stroke="solid" draw:stroke-dash="Dashed_20__28_var_29__20_3" svg:stroke-width="0.03cm" svg:stroke-color="#000000" draw:marker-start="" draw:marker-start-width="0.178cm" draw:marker-start-center="false" draw:marker-end="" draw:marker-end-width="0.178cm" draw:marker-end-center="false" draw:stroke-linejoin="round" svg:stroke-linecap="round"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572cm" fo:min-width="0.372cm" fo:padding-top="0cm" fo:padding-bottom="0cm" fo:padding-left="0cm" fo:padding-right="0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1.094cm" fo:min-width="0.499cm" fo:padding-top="0cm" fo:padding-bottom="0cm" fo:padding-left="0cm" fo:padding-right="0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572cm" fo:min-width="0.506cm" fo:padding-top="0cm" fo:padding-bottom="0cm" fo:padding-left="0cm" fo:padding-right="0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572cm" fo:min-width="0.358cm" fo:padding-top="0cm" fo:padding-bottom="0cm" fo:padding-left="0cm" fo:padding-right="0cm" draw:shadow="hidden" draw:shadow-offset-x="0.199cm" draw:shadow-offset-y="0.199cm" draw:shadow-color="#808080" style:run-through="foreground"/>
    </style:style>
    <style:style style:name="gr25" style:family="graphic">
      <style:graphic-properties draw:stroke="solid" draw:stroke-dash="Dashed_20__28_var_29__20_3" svg:stroke-width="0.03cm" svg:stroke-color="#000000" draw:marker-start="" draw:marker-start-width="0.143cm" draw:marker-start-center="false" draw:marker-end="" draw:marker-end-width="0.143cm" draw:marker-end-center="false" draw:stroke-linejoin="round" svg:stroke-linecap="round"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577cm" fo:min-width="0.376cm" fo:padding-top="0cm" fo:padding-bottom="0cm" fo:padding-left="0cm" fo:padding-right="0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577cm" fo:min-width="0.362cm" fo:padding-top="0cm" fo:padding-bottom="0cm" fo:padding-left="0cm" fo:padding-right="0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619cm" fo:min-width="0.372cm" fo:padding-top="0cm" fo:padding-bottom="0cm" fo:padding-left="0cm" fo:padding-right="0cm" draw:shadow="hidden" draw:shadow-offset-x="0.199cm" draw:shadow-offset-y="0.199cm" draw:shadow-color="#808080" style:run-through="foreground"/>
    </style:style>
    <style:style style:name="gr29" style:family="graphic">
      <style:graphic-properties draw:stroke="solid" svg:stroke-width="0.03cm" svg:stroke-color="#000000" draw:marker-start="" draw:marker-start-width="0.295cm" draw:marker-start-center="false" draw:marker-end="" draw:marker-end-width="0.295cm" draw:marker-end-center="false" draw:fill="none" draw:fill-color="#729fcf" draw:textarea-horizontal-align="justify" draw:textarea-vertical-align="middle" draw:auto-grow-height="false" fo:min-height="0.026cm" fo:min-width="0cm" fo:padding-top="0.139cm" fo:padding-bottom="0.139cm" fo:padding-left="0.265cm" fo:padding-right="0.265cm" draw:shadow="hidden" draw:shadow-offset-x="0.199cm" draw:shadow-offset-y="0.199cm" draw:shadow-color="#808080" style:run-through="foreground"/>
    </style:style>
    <style:style style:name="gr30" style:family="graphic">
      <style:graphic-properties draw:stroke="none" svg:stroke-color="#000000" draw:fill="solid" draw:fill-color="#cccccc" fo:min-height="9.006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2" style:family="graphic">
      <style:graphic-properties draw:stroke="solid" draw:stroke-dash="Dashed_20__28_var_29__20_213" svg:stroke-width="0.03cm" svg:stroke-color="#000000" draw:marker-start="" draw:marker-start-width="0.191cm" draw:marker-start-center="false" draw:marker-end="" draw:marker-end-width="0.191cm" draw:marker-end-center="false" draw:stroke-linejoin="round" svg:stroke-linecap="round" draw:fill="none" draw:fill-color="#fffff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33" style:family="graphic">
      <style:graphic-properties draw:stroke="none" draw:stroke-dash="Dashed_20__28_var_29__20_214" svg:stroke-width="0cm" svg:stroke-color="#616161" draw:marker-start="" draw:marker-start-width="0.199cm" draw:marker-start-center="false" draw:marker-end="" draw:marker-end-width="0.199cm" draw:marker-end-center="false" draw:stroke-linejoin="none" svg:stroke-linecap="round" draw:fill="none"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215" svg:stroke-width="0.028cm" svg:stroke-color="#000000" draw:marker-start="" draw:marker-start-width="0.199cm" draw:marker-start-center="false" draw:marker-end="" draw:marker-end-width="0.199cm" draw:marker-end-center="false" draw:stroke-linejoin="round" svg:stroke-linecap="round" draw:fill="none" draw:fill-color="#000000"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35" style:family="graphic">
      <style:graphic-properties draw:stroke="none" draw:stroke-dash="Dashed_20__28_var_29__20_216" svg:stroke-width="0cm" svg:stroke-color="#ffffff" draw:marker-start="" draw:marker-start-width="0.199cm" draw:marker-start-center="false" draw:marker-end="" draw:marker-end-width="0.199cm" draw:marker-end-center="false" draw:stroke-linejoin="none" svg:stroke-linecap="butt" draw:fill="none"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217" svg:stroke-width="0.028cm" svg:stroke-color="#000000" draw:marker-start="" draw:marker-start-width="0.199cm" draw:marker-start-center="false" draw:marker-end="" draw:marker-end-width="0.199cm" draw:marker-end-center="false" draw:stroke-linejoin="round" svg:stroke-linecap="round" draw:fill="none" draw:fill-color="#000000"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37" style:family="graphic">
      <style:graphic-properties draw:stroke="none" draw:stroke-dash="Dashed_20__28_var_29__20_218" svg:stroke-width="0cm" svg:stroke-color="#ffffff" draw:marker-start="" draw:marker-start-width="0.199cm" draw:marker-start-center="false" draw:marker-end="" draw:marker-end-width="0.199cm" draw:marker-end-center="false" draw:stroke-linejoin="none" svg:stroke-linecap="butt" draw:fill="none"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dash" draw:stroke-dash="Dashed_20__28_var_29__20_219" svg:stroke-width="0.028cm" svg:stroke-color="#000000" draw:marker-start="" draw:marker-start-width="0.199cm" draw:marker-start-center="false" draw:marker-end="" draw:marker-end-width="0.199cm" draw:marker-end-center="false" draw:stroke-linejoin="round" svg:stroke-linecap="round" draw:fill="none" draw:fill-color="#000000"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39" style:family="graphic">
      <style:graphic-properties draw:stroke="solid" draw:stroke-dash="Dashed_20__28_var_29__20_220" svg:stroke-width="0.03cm" svg:stroke-color="#000000" draw:marker-start="" draw:marker-start-width="0.191cm" draw:marker-start-center="false" draw:marker-end="" draw:marker-end-width="0.191cm" draw:marker-end-center="false" draw:stroke-linejoin="round" svg:stroke-linecap="round"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40" style:family="graphic">
      <style:graphic-properties draw:stroke="solid" draw:stroke-dash="Dashed_20__28_var_29__20_221" svg:stroke-width="0.03cm" svg:stroke-color="#000000" draw:marker-start="" draw:marker-start-width="0.191cm" draw:marker-start-center="false" draw:marker-end="" draw:marker-end-width="0.191cm" draw:marker-end-center="false" draw:stroke-linejoin="round" svg:stroke-linecap="round"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41" style:family="graphic">
      <style:graphic-properties draw:stroke="solid" draw:stroke-dash="Dashed_20__28_var_29__20_222" svg:stroke-width="0.03cm" svg:stroke-color="#000000" draw:marker-start="" draw:marker-start-width="0.191cm" draw:marker-start-center="false" draw:marker-end="" draw:marker-end-width="0.191cm" draw:marker-end-center="false" draw:stroke-linejoin="round" svg:stroke-linecap="round"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42" style:family="graphic">
      <style:graphic-properties draw:stroke="solid" draw:stroke-dash="Dashed_20__28_var_29__20_223" svg:stroke-width="0.03cm" svg:stroke-color="#000000" draw:marker-start="" draw:marker-start-width="0.191cm" draw:marker-start-center="false" draw:marker-end="" draw:marker-end-width="0.191cm" draw:marker-end-center="false" draw:stroke-linejoin="round" svg:stroke-linecap="round"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43" style:family="graphic">
      <style:graphic-properties draw:stroke="dash" draw:stroke-dash="Dashed_20__28_var_29__20_224" svg:stroke-width="0.03cm" svg:stroke-color="#000000" draw:marker-start="" draw:marker-start-width="0.191cm" draw:marker-start-center="false" draw:marker-end="" draw:marker-end-width="0.191cm" draw:marker-end-center="false" draw:stroke-linejoin="round" svg:stroke-linecap="round"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44" style:family="graphic">
      <style:graphic-properties draw:stroke="dash" draw:stroke-dash="Dashed_20__28_var_29__20_225" svg:stroke-width="0.03cm" svg:stroke-color="#000000" draw:marker-start="" draw:marker-start-width="0.191cm" draw:marker-start-center="false" draw:marker-end="" draw:marker-end-width="0.191cm" draw:marker-end-center="false" draw:stroke-linejoin="round" svg:stroke-linecap="round"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true" draw:fit-to-size="false" style:shrink-to-fit="false" fo:min-height="0.586cm" fo:min-width="0.376cm" fo:padding-top="0cm" fo:padding-bottom="0cm" fo:padding-left="0cm" fo:padding-right="0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true" draw:fit-to-size="false" style:shrink-to-fit="false" fo:min-height="0.586cm" fo:min-width="0.347cm" fo:padding-top="0cm" fo:padding-bottom="0cm" fo:padding-left="0cm" fo:padding-right="0cm" draw:shadow="hidden" draw:shadow-offset-x="0.199cm" draw:shadow-offset-y="0.199cm" draw:shadow-color="#808080"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true" draw:fit-to-size="false" style:shrink-to-fit="false" fo:min-height="0.586cm" fo:min-width="0.453cm" fo:padding-top="0cm" fo:padding-bottom="0cm" fo:padding-left="0cm" fo:padding-right="0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true" draw:fit-to-size="false" style:shrink-to-fit="false" fo:min-height="0.549cm" fo:min-width="0.778cm" fo:padding-top="0cm" fo:padding-bottom="0cm" fo:padding-left="0cm" fo:padding-right="0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true" draw:fit-to-size="false" style:shrink-to-fit="false" fo:min-height="0.533cm" fo:min-width="0.596cm" fo:padding-top="0cm" fo:padding-bottom="0cm" fo:padding-left="0cm" fo:padding-right="0cm" draw:shadow="hidden" draw:shadow-offset-x="0.199cm" draw:shadow-offset-y="0.199cm" draw:shadow-color="#808080" style:run-through="foreground"/>
    </style:style>
    <style:style style:name="gr50" style:family="graphic">
      <style:graphic-properties draw:stroke="solid" draw:stroke-dash="Dashed_20__28_var_29__20_226" svg:stroke-width="0.03cm" svg:stroke-color="#000000" draw:marker-start="" draw:marker-start-width="0.169cm" draw:marker-start-center="false" draw:marker-end="" draw:marker-end-width="0.169cm" draw:marker-end-center="false" draw:stroke-linejoin="round" svg:stroke-linecap="round" draw:fill="none" draw:fill-color="#fffff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51" style:family="graphic">
      <style:graphic-properties draw:stroke="solid" draw:stroke-dash="Dashed_20__28_var_29__20_227" svg:stroke-width="0.03cm" svg:stroke-color="#000000" draw:marker-start="" draw:marker-start-width="0.25cm" draw:marker-start-center="false" draw:marker-end="" draw:marker-end-width="0.25cm" draw:marker-end-center="false" draw:stroke-linejoin="none" svg:stroke-linecap="round" draw:fill="none" draw:fill-color="#000000"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52" style:family="graphic">
      <style:graphic-properties draw:stroke="solid" draw:stroke-dash="Dashed_20__28_var_29__20_228" svg:stroke-width="0.039cm" svg:stroke-color="#000000" draw:marker-start="" draw:marker-start-width="0.199cm" draw:marker-start-center="false" draw:marker-end="" draw:marker-end-width="0.199cm" draw:marker-end-center="false" draw:stroke-linejoin="round" svg:stroke-linecap="round" draw:fill="none" draw:fill-color="#000000"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53" style:family="graphic">
      <style:graphic-properties draw:stroke="solid" draw:stroke-dash="Dashed_20__28_var_29__20_229" svg:stroke-width="0.03cm" svg:stroke-color="#000000" draw:marker-start="" draw:marker-start-width="0.169cm" draw:marker-start-center="false" draw:marker-end="" draw:marker-end-width="0.169cm" draw:marker-end-center="false" draw:stroke-linejoin="round" svg:stroke-linecap="round"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54" style:family="graphic">
      <style:graphic-properties draw:stroke="solid" draw:stroke-dash="Dashed_20__28_var_29__20_230" svg:stroke-width="0.03cm" svg:stroke-color="#000000" draw:marker-start="" draw:marker-start-width="0.169cm" draw:marker-start-center="false" draw:marker-end="" draw:marker-end-width="0.169cm" draw:marker-end-center="false" draw:stroke-linejoin="round" svg:stroke-linecap="round"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55" style:family="graphic">
      <style:graphic-properties draw:stroke="solid" draw:stroke-dash="Dashed_20__28_var_29__20_231" svg:stroke-width="0.03cm" svg:stroke-color="#000000" draw:marker-start="" draw:marker-start-width="0.169cm" draw:marker-start-center="false" draw:marker-end="" draw:marker-end-width="0.169cm" draw:marker-end-center="false" draw:stroke-linejoin="round" svg:stroke-linecap="round"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56" style:family="graphic">
      <style:graphic-properties draw:stroke="dash" draw:stroke-dash="Dashed_20__28_var_29__20_232" svg:stroke-width="0.03cm" svg:stroke-color="#000000" draw:marker-start="" draw:marker-start-width="0.169cm" draw:marker-start-center="false" draw:marker-end="" draw:marker-end-width="0.169cm" draw:marker-end-center="false" draw:stroke-linejoin="round" svg:stroke-linecap="round"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586cm" fo:min-width="0.376cm" fo:padding-top="0cm" fo:padding-bottom="0cm" fo:padding-left="0cm" fo:padding-right="0cm" draw:shadow="hidden" draw:shadow-offset-x="0.199cm" draw:shadow-offset-y="0.199cm" draw:shadow-color="#808080"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586cm" fo:min-width="0.347cm" fo:padding-top="0cm" fo:padding-bottom="0cm" fo:padding-left="0cm" fo:padding-right="0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586cm" fo:min-width="0.453cm" fo:padding-top="0cm" fo:padding-bottom="0cm" fo:padding-left="0cm" fo:padding-right="0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Rappels de géométrie plane</text:p>
      <text:p text:style-name="P10"/>
      <text:p text:style-name="P10"/>
      <text:list xml:id="list4239916004" text:style-name="tfNum_20_I_29_">
        <text:list-item>
          <text:p text:style-name="P60">parallélogrammes</text:p>
        </text:list-item>
      </text:list>
      <text:p text:style-name="Standard"/>
      <text:list xml:id="list1545029616" text:style-name="tfNum_20_1_29_">
        <text:list-item>
          <text:p text:style-name="tfTitre_20_1_29_">Un quadrilatère dont :</text:p>
        </text:list-item>
      </text:list>
      <text:list xml:id="list3716630036" text:style-name="tfPuce">
        <text:list-item>
          <text:p text:style-name="P57">les côtés opposés sont parallèles est un </text:p>
        </text:list-item>
        <text:list-item>
          <text:p text:style-name="P58">les côtés opposés sont de même longueur est un </text:p>
        </text:list-item>
        <text:list-item>
          <text:p text:style-name="P58">deux côtés consécutifs sont de même longueur est un </text:p>
        </text:list-item>
        <text:list-item>
          <text:p text:style-name="P58">deux côtés opposés sont parallèles et de même longueur est un </text:p>
        </text:list-item>
        <text:list-item>
          <text:p text:style-name="P58"><text:span text:style-name="T1">l</text:span>es quatre côtés <text:span text:style-name="T1">sont </text:span>de même longueur est un</text:p>
        </text:list-item>
        <text:list-item>
          <text:p text:style-name="P58">les diagonales se coupent en leur milieu est un </text:p>
        </text:list-item>
        <text:list-item>
          <text:p text:style-name="P58">les diagonales sont de même longueur est un </text:p>
        </text:list-item>
        <text:list-item>
          <text:p text:style-name="P58">les diagonales sont perpendiculaires est un </text:p>
        </text:list-item>
        <text:list-item>
          <text:p text:style-name="P58">un angle <text:span text:style-name="T1">est </text:span>droit est un </text:p>
        </text:list-item>
        <text:list-item>
          <text:p text:style-name="P58">trois angles <text:span text:style-name="T1">sont </text:span>droits est un </text:p>
        </text:list-item>
      </text:list>
      <text:p text:style-name="P8"/>
      <text:list xml:id="list102259460404345" text:continue-list="list1545029616" text:style-name="tfNum_20_1_29_">
        <text:list-item>
          <text:p text:style-name="P66">Un <text:span text:style-name="T1">parallélogramme</text:span> dont :</text:p>
        </text:list-item>
      </text:list>
      <text:list xml:id="list102258854121244" text:continue-list="list3716630036" text:style-name="tfPuce">
        <text:list-item>
          <text:p text:style-name="P57"/>
        </text:list-item>
        <text:list-item>
          <text:p text:style-name="P57"/>
        </text:list-item>
        <text:list-item>
          <text:p text:style-name="P57"/>
        </text:list-item>
        <text:list-item>
          <text:p text:style-name="P57"/>
        </text:list-item>
      </text:list>
      <text:p text:style-name="P1"/>
      <text:p text:style-name="P11"/>
      <text:list xml:id="list102259503802921" text:continue-list="list102259460404345" text:style-name="tfNum_20_1_29_">
        <text:list-item>
          <text:p text:style-name="P67">Un <text:span text:style-name="T2">rectangle</text:span> dont :</text:p>
        </text:list-item>
      </text:list>
      <text:list xml:id="list102258195506617" text:continue-list="list102258854121244" text:style-name="tfPuce">
        <text:list-item>
          <text:p text:style-name="P59"/>
        </text:list-item>
        <text:list-item>
          <text:p text:style-name="P59"/>
        </text:list-item>
      </text:list>
      <text:p text:style-name="P11"/>
      <text:list xml:id="list102258061256486" text:continue-list="list102259503802921" text:style-name="tfNum_20_1_29_">
        <text:list-item>
          <text:p text:style-name="P67">Un <text:span text:style-name="T2">losange</text:span> dont :</text:p>
        </text:list-item>
      </text:list>
      <text:list xml:id="list102258857170301" text:continue-list="list102258195506617" text:style-name="tfPuce">
        <text:list-item>
          <text:p text:style-name="P59"/>
        </text:list-item>
        <text:list-item>
          <text:p text:style-name="P59"/>
        </text:list-item>
      </text:list>
      <text:p text:style-name="P2"/>
      <text:list xml:id="list102258705725213" text:continue-list="list4239916004" text:style-name="tfNum_20_I_29_">
        <text:list-item>
          <text:p text:style-name="P61">Projeté orthogonal d’un point sur une droite</text:p>
        </text:list-item>
      </text:list>
      <text:p text:style-name="P3"/>
      <text:list xml:id="list102257937444239" text:continue-list="list102258061256486" text:style-name="tfNum_20_1_29_">
        <text:list-item text:start-value="1">
          <text:p text:style-name="tfTitre_20_1_29_">Définition</text:p>
        </text:list-item>
      </text:list>
      <text:p text:style-name="P3">Soit une droite <text:span text:style-name="T6">d</text:span><text:span text:style-name="T9"> </text:span><text:span text:style-name="T10">et </text:span>un point A <text:span text:style-name="T8">qui n’est pas sur cette droite.</text:span></text:p>
      <text:p text:style-name="P3">On appelle projeté orthogonal de A sur <text:span text:style-name="T6">d</text:span> le point d’intersection de <text:span text:style-name="T6">d</text:span> avec la perpendiculaire à <text:span text:style-name="T6">d</text:span> passant par A.</text:p>
      <text:p text:style-name="P42"><draw:g text:anchor-type="as-char" draw:z-index="5" draw:name="Forme1" draw:style-name="gr1"><draw:line draw:style-name="gr10" draw:text-style-name="P78" svg:x1="1.933cm" svg:y1="4.217cm" svg:x2="1.322cm" svg:y2="0.753cm"><text:p/></draw:line><draw:line draw:style-name="gr11" draw:text-style-name="P78" svg:x1="4.202cm" svg:y1="3.822cm" svg:x2="0.017cm" svg:y2="4.559cm"><text:p/></draw:line><draw:frame draw:style-name="gr12" draw:text-style-name="P79" svg:width="0.565cm" svg:height="0.865cm" svg:x="1.025cm" svg:y="0cm"><draw:text-box><text:p text:style-name="P71"><text:span text:style-name="T26">A</text:span></text:p></draw:text-box></draw:frame><draw:frame draw:style-name="gr18" draw:text-style-name="P80" svg:width="0.394cm" svg:height="0.869cm" svg:x="0cm" svg:y="3.858cm"><draw:text-box><text:p text:style-name="P71"><text:span text:style-name="T27">d</text:span></text:p></draw:text-box></draw:frame><draw:custom-shape draw:style-name="gr14" draw:text-style-name="P81" svg:width="0.265cm" svg:height="0.276cm" draw:transform="rotate (0.174532925199433) translate (1.88559722222222cm 3.94809722222222cm)"><text:p/><draw:enhanced-geometry svg:viewBox="0 0 21600 21600" draw:mirror-horizontal="false" draw:mirror-vertical="false" draw:type="rectangle" draw:enhanced-path="M 0 0 L 21600 0 21600 21600 0 21600 0 0 Z N"/></draw:custom-shape><draw:g draw:style-name="gr6"><draw:line draw:style-name="gr15" draw:text-style-name="P78" svg:x1="1.249cm" svg:y1="0.774cm" svg:x2="1.394cm" svg:y2="0.774cm"><text:p/></draw:line><draw:line draw:style-name="gr15" draw:text-style-name="P78" svg:x1="1.32cm" svg:y1="0.845cm" svg:x2="1.32cm" svg:y2="0.7cm"><text:p/></draw:line></draw:g><draw:frame draw:style-name="gr12" draw:text-style-name="P79" svg:width="0.565cm" svg:height="0.865cm" svg:x="1.027cm" svg:y="0.002cm"><draw:text-box><text:p text:style-name="P71"><text:span text:style-name="T26">A</text:span></text:p></draw:text-box></draw:frame><draw:frame draw:style-name="gr19" draw:text-style-name="P79" svg:width="0.567cm" svg:height="0.865cm" svg:x="1.826cm" svg:y="4.401cm"><draw:text-box><text:p text:style-name="P71"><text:span text:style-name="T26">H</text:span></text:p></draw:text-box></draw:frame></draw:g></text:p>
      <text:p text:style-name="P3"/>
      <text:list xml:id="list102258626634543" text:continue-numbering="true" text:style-name="tfNum_20_1_29_">
        <text:list-item>
          <text:p text:style-name="tfTitre_20_1_29_">Propriété</text:p>
        </text:list-item>
      </text:list>
      <text:p text:style-name="P4">La distance la plus courte entre un point A et une droite <text:span text:style-name="T6">d</text:span> est la distance entre A et son projeté orthogonal sur <text:span text:style-name="T6">d</text:span>.</text:p>
      <text:p text:style-name="P3"/>
      <text:p text:style-name="P5">Démonstration :</text:p>
      <text:p text:style-name="P4">Soit H le projeté orthogonal de A sur <text:span text:style-name="T6">d</text:span><text:span text:style-name="T9"> </text:span><text:span text:style-name="T11">et </text:span>M un point de <text:span text:style-name="T6">d</text:span> <text:span text:style-name="T15">distinct de H.</text:span></text:p>
      <text:p text:style-name="P4">Le triangle AHM est alors rectangle en H et la distance AM est son hypoténuse. Or, <text:span text:style-name="T14">d’après le théorème de Pythagore,</text:span> l’hypoténuse d’un triangle rectangle est le plus grand de ses côtés <text:span text:style-name="T15">donc : AM &gt; AH.</text:span></text:p>
      <text:p text:style-name="P6">AH est donc bien la plus petite distance possible entre A et un point de <text:span text:style-name="T6">d</text:span>.</text:p>
      <text:p text:style-name="P41"><draw:g text:anchor-type="as-char" draw:z-index="4" draw:name="Forme3" draw:style-name="gr1"><draw:line draw:style-name="gr10" draw:text-style-name="P78" svg:x1="1.933cm" svg:y1="4.217cm" svg:x2="1.322cm" svg:y2="0.753cm"><text:p/></draw:line><draw:line draw:style-name="gr11" draw:text-style-name="P78" svg:x1="6.019cm" svg:y1="3.498cm" svg:x2="0.017cm" svg:y2="4.555cm"><text:p/></draw:line><draw:frame draw:style-name="gr12" draw:text-style-name="P79" svg:width="0.565cm" svg:height="0.865cm" svg:x="1.025cm" svg:y="0cm"><draw:text-box><text:p text:style-name="P71"><text:span text:style-name="T26">A</text:span></text:p></draw:text-box></draw:frame><draw:frame draw:style-name="gr13" draw:text-style-name="P80" svg:width="0.394cm" svg:height="0.867cm" svg:x="0cm" svg:y="3.858cm"><draw:text-box><text:p text:style-name="P71"><text:span text:style-name="T27">d</text:span></text:p></draw:text-box></draw:frame><draw:custom-shape draw:style-name="gr14" draw:text-style-name="P81" svg:width="0.265cm" svg:height="0.276cm" draw:transform="rotate (0.174532925199433) translate (1.88559722222222cm 3.94748611111111cm)"><text:p/><draw:enhanced-geometry svg:viewBox="0 0 21600 21600" draw:mirror-horizontal="false" draw:mirror-vertical="false" draw:type="rectangle" draw:enhanced-path="M 0 0 L 21600 0 21600 21600 0 21600 0 0 Z N"/></draw:custom-shape><draw:g draw:style-name="gr6"><draw:line draw:style-name="gr15" draw:text-style-name="P78" svg:x1="1.249cm" svg:y1="0.771cm" svg:x2="1.394cm" svg:y2="0.771cm"><text:p/></draw:line><draw:line draw:style-name="gr15" draw:text-style-name="P78" svg:x1="1.32cm" svg:y1="0.845cm" svg:x2="1.32cm" svg:y2="0.7cm"><text:p/></draw:line></draw:g><draw:line draw:style-name="gr15" draw:text-style-name="P78" svg:x1="1.32cm" svg:y1="0.759cm" svg:x2="4.376cm" svg:y2="3.802cm"><text:p/></draw:line><draw:frame draw:style-name="gr16" draw:text-style-name="P79" svg:width="0.563cm" svg:height="0.867cm" svg:x="1.826cm" svg:y="4.3cm"><draw:text-box><text:p text:style-name="P71"><text:span text:style-name="T26">H</text:span></text:p></draw:text-box></draw:frame><draw:frame draw:style-name="gr17" draw:text-style-name="P79" svg:width="0.569cm" svg:height="0.865cm" svg:x="4.323cm" svg:y="3.902cm"><draw:text-box><text:p text:style-name="P71"><text:span text:style-name="T26">M</text:span></text:p></draw:text-box></draw:frame></draw:g></text:p>
      <text:list xml:id="list102258685854723" text:continue-list="list102258705725213" text:style-name="tfNum_20_I_29_">
        <text:list-item>
          <text:p text:style-name="P61">Droites remarquables d’un triangle</text:p>
        </text:list-item>
      </text:list>
      <text:p text:style-name="Standard"/>
      <text:list xml:id="list102259554313913" text:continue-list="list102258626634543" text:style-name="tfNum_20_1_29_">
        <text:list-item text:start-value="1">
          <text:p text:style-name="tfTitre_20_1_29_">Définitions et points de concours</text:p>
        </text:list-item>
      </text:list>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40">Figure</text:p>
          </table:table-cell>
          <table:table-cell table:style-name="Tableau4.A1" office:value-type="string">
            <text:p text:style-name="P40">Définition</text:p>
          </table:table-cell>
          <table:table-cell table:style-name="Tableau4.C1" office:value-type="string">
            <text:p text:style-name="P40">Point de concours</text:p>
          </table:table-cell>
        </table:table-row>
        <table:table-row>
          <table:table-cell table:style-name="Tableau4.A5" office:value-type="string">
            <text:p text:style-name="P38"><draw:g text:anchor-type="as-char" draw:z-index="0" draw:style-name="gr1"><draw:frame draw:style-name="gr2" draw:text-style-name="P72" svg:width="0.569cm" svg:height="0.593cm" svg:x="0.004cm" svg:y="3.865cm"><draw:text-box><text:p text:style-name="P71"><text:span text:style-name="T23">B</text:span></text:p></draw:text-box></draw:frame><draw:frame draw:style-name="gr2" draw:text-style-name="P72" svg:width="0.567cm" svg:height="0.593cm" svg:x="3.672cm" svg:y="0cm"><draw:text-box><text:p text:style-name="P71"><text:span text:style-name="T23">A</text:span></text:p></draw:text-box></draw:frame><draw:frame draw:style-name="gr2" draw:text-style-name="P72" svg:width="0.569cm" svg:height="0.592cm" svg:x="6.181cm" svg:y="3.881cm"><draw:text-box><text:p text:style-name="P71"><text:span text:style-name="T23">C</text:span></text:p></draw:text-box></draw:frame><draw:frame draw:style-name="gr2" draw:text-style-name="P72" svg:width="0.567cm" svg:height="0.593cm" svg:x="4.078cm" svg:y="4.228cm"><draw:text-box><text:p text:style-name="P71"><text:span text:style-name="T23">H</text:span></text:p></draw:text-box></draw:frame><draw:polygon draw:style-name="gr3" draw:text-style-name="P73" svg:width="5.12cm" svg:height="3.956cm" draw:transform="rotate (0.800058929114201) translate (0.47392201399294cm 4.20935579129515cm)" svg:viewBox="0 0 5121 3957" draw:points="0,0 5121,1 3842,3957"><text:p/></draw:polygon><draw:line draw:style-name="gr3" draw:text-style-name="P73" svg:x1="4.042cm" svg:y1="0.136cm" svg:x2="4.042cm" svg:y2="4.825cm"><text:p/></draw:line><draw:polyline draw:style-name="gr3" draw:text-style-name="P73" svg:width="0.299cm" svg:height="0.298cm" draw:transform="rotate (1.5707963267949) translate (3.74346712211785cm 4.20936601307192cm)" svg:viewBox="0 0 300 299" draw:points="0,0 300,0 300,299"><text:p/></draw:polyline><draw:line draw:style-name="gr3" draw:text-style-name="P73" svg:x1="0cm" svg:y1="4.459cm" svg:x2="5.422cm" svg:y2="1.59cm"><text:p/></draw:line><draw:polyline draw:style-name="gr3" draw:text-style-name="P73" svg:width="0.311cm" svg:height="0.3cm" draw:transform="rotate (-2.64050862534222) translate (4.91630017079434cm 2.18468113912233cm)" svg:viewBox="0 0 312 301" draw:points="0,0 312,0 290,301"><text:p/></draw:polyline><draw:line draw:style-name="gr3" draw:text-style-name="P73" svg:x1="6.372cm" svg:y1="4.586cm" svg:x2="2.506cm" svg:y2="0.827cm"><text:p/></draw:line><draw:polyline draw:style-name="gr3" draw:text-style-name="P73" svg:width="0.316cm" svg:height="0.299cm" draw:transform="rotate (-0.785398163397449) translate (3.15704906772407cm 1.44829190651087cm)" svg:viewBox="0 0 317 300" draw:points="0,300 317,299 300,0"><text:p/></draw:polyline></draw:g></text:p>
          </table:table-cell>
          <table:table-cell table:style-name="Tableau4.B5" office:value-type="string">
            <text:p text:style-name="Text_20_body">Les <text:span text:style-name="tfMasqué_20_sur_20_fond_20_vert">hauteurs</text:span> d'un triangle sont les droites </text:p>
          </table:table-cell>
          <table:table-cell table:style-name="Tableau4.C5" office:value-type="string">
            <text:p text:style-name="P39"><text:span text:style-name="tfMasqué"/></text:p>
          </table:table-cell>
        </table:table-row>
        <table:table-row>
          <table:table-cell table:style-name="Tableau4.A5" office:value-type="string">
            <text:p text:style-name="P38"><draw:g text:anchor-type="as-char" draw:z-index="1" draw:style-name="gr1"><draw:frame draw:style-name="gr2" draw:text-style-name="P72" svg:width="0.569cm" svg:height="0.593cm" svg:x="0.004cm" svg:y="3.865cm"><draw:text-box><text:p text:style-name="P71"><text:span text:style-name="T23">B</text:span></text:p></draw:text-box></draw:frame><draw:frame draw:style-name="gr2" draw:text-style-name="P72" svg:width="0.567cm" svg:height="0.593cm" svg:x="3.672cm" svg:y="0cm"><draw:text-box><text:p text:style-name="P71"><text:span text:style-name="T23">A</text:span></text:p></draw:text-box></draw:frame><draw:frame draw:style-name="gr2" draw:text-style-name="P72" svg:width="0.569cm" svg:height="0.592cm" svg:x="6.181cm" svg:y="3.881cm"><draw:text-box><text:p text:style-name="P71"><text:span text:style-name="T23">C</text:span></text:p></draw:text-box></draw:frame><draw:polygon draw:style-name="gr3" draw:text-style-name="P73" svg:width="5.12cm" svg:height="3.956cm" draw:transform="rotate (0.800058929114201) translate (0.47392201399301cm 4.21711968018371cm)" svg:viewBox="0 0 5121 3957" draw:points="0,0 5121,1 3842,3957"><text:p/></draw:polygon><draw:line draw:style-name="gr3" draw:text-style-name="P73" svg:x1="3.067cm" svg:y1="1.646cm" svg:x2="3.067cm" svg:y2="1.385cm"><text:p/></draw:line><draw:line draw:style-name="gr3" draw:text-style-name="P73" svg:x1="3.147cm" svg:y1="1.609cm" svg:x2="3.147cm" svg:y2="1.348cm"><text:p/></draw:line><draw:line draw:style-name="gr3" draw:text-style-name="P73" svg:x1="1.299cm" svg:y1="3.476cm" svg:x2="1.299cm" svg:y2="3.226cm"><text:p/></draw:line><draw:line draw:style-name="gr3" draw:text-style-name="P73" svg:x1="1.373cm" svg:y1="3.42cm" svg:x2="1.373cm" svg:y2="3.17cm"><text:p/></draw:line><draw:line draw:style-name="gr3" draw:text-style-name="P73" svg:x1="5.328cm" svg:y1="3.119cm" svg:x2="5.599cm" svg:y2="3.286cm"><text:p/></draw:line><draw:line draw:style-name="gr3" draw:text-style-name="P73" svg:x1="5.384cm" svg:y1="3.242cm" svg:x2="5.656cm" svg:y2="3.409cm"><text:p/></draw:line><draw:line draw:style-name="gr3" draw:text-style-name="P73" svg:x1="4.354cm" svg:y1="1.286cm" svg:x2="4.625cm" svg:y2="1.436cm"><text:p/></draw:line><draw:line draw:style-name="gr3" draw:text-style-name="P73" svg:x1="4.383cm" svg:y1="1.385cm" svg:x2="4.654cm" svg:y2="1.535cm"><text:p/></draw:line><draw:line draw:style-name="gr3" draw:text-style-name="P73" svg:x1="2.028cm" svg:y1="4.082cm" svg:x2="1.747cm" svg:y2="4.332cm"><text:p/></draw:line><draw:line draw:style-name="gr3" draw:text-style-name="P73" svg:x1="4.799cm" svg:y1="4.082cm" svg:x2="4.505cm" svg:y2="4.332cm"><text:p/></draw:line><draw:line draw:style-name="gr3" draw:text-style-name="P73" svg:x1="4.142cm" svg:y1="0.136cm" svg:x2="3.125cm" svg:y2="4.714cm"><text:p/></draw:line><draw:line draw:style-name="gr3" draw:text-style-name="P73" svg:x1="1.227cm" svg:y1="1.866cm" svg:x2="6.631cm" svg:y2="4.533cm"><text:p/></draw:line><draw:line draw:style-name="gr3" draw:text-style-name="P73" svg:x1="0cm" svg:y1="4.409cm" svg:x2="6cm" svg:y2="1.986cm"><text:p/></draw:line><draw:line draw:style-name="gr4" draw:text-style-name="P73" svg:x1="5.328cm" svg:y1="3.119cm" svg:x2="5.599cm" svg:y2="3.286cm"><text:p/></draw:line><draw:frame draw:style-name="gr2" draw:text-style-name="P72" svg:width="0.569cm" svg:height="0.592cm" svg:x="1.983cm" svg:y="1.783cm"><draw:text-box><text:p text:style-name="P71"><text:span text:style-name="T23">C</text:span><text:span text:style-name="T24"> </text:span><text:span text:style-name="T23">'</text:span></text:p></draw:text-box></draw:frame><draw:frame draw:style-name="gr2" draw:text-style-name="P72" svg:width="0.567cm" svg:height="0.593cm" svg:x="3.26cm" svg:y="4.249cm"><draw:text-box><text:p text:style-name="P71"><text:span text:style-name="T23">A'</text:span></text:p></draw:text-box></draw:frame><draw:frame draw:style-name="gr2" draw:text-style-name="P72" svg:width="0.569cm" svg:height="0.593cm" svg:x="4.992cm" svg:y="1.769cm"><draw:text-box><text:p text:style-name="P71"><text:span text:style-name="T23">B'</text:span></text:p></draw:text-box></draw:frame><draw:frame draw:style-name="gr2" draw:text-style-name="P72" svg:width="0.569cm" svg:height="0.592cm" svg:x="3.484cm" svg:y="3.059cm"><draw:text-box><text:p text:style-name="P71"><text:span text:style-name="T23">G</text:span></text:p></draw:text-box></draw:frame><draw:line draw:style-name="gr3" draw:text-style-name="P73" svg:x1="3.225cm" svg:y1="1.545cm" svg:x2="3.225cm" svg:y2="1.284cm"><text:p/></draw:line><draw:line draw:style-name="gr3" draw:text-style-name="P73" svg:x1="1.451cm" svg:y1="3.356cm" svg:x2="1.451cm" svg:y2="3.106cm"><text:p/></draw:line></draw:g></text:p>
          </table:table-cell>
          <table:table-cell table:style-name="Tableau4.B5" office:value-type="string">
            <text:p text:style-name="Text_20_body">Les <text:span text:style-name="tfMasqué_20_sur_20_fond_20_vert">médianes</text:span> d'un triangle sont les droites </text:p>
          </table:table-cell>
          <table:table-cell table:style-name="Tableau4.C5" office:value-type="string">
            <text:p text:style-name="P39"><text:span text:style-name="tfMasqué"/></text:p>
          </table:table-cell>
        </table:table-row>
        <table:table-row>
          <table:table-cell table:style-name="Tableau4.A5" office:value-type="string">
            <text:p text:style-name="P38"><draw:g text:anchor-type="as-char" draw:z-index="2" draw:style-name="gr1"><draw:frame draw:style-name="gr2" draw:text-style-name="P72" svg:width="0.567cm" svg:height="0.593cm" svg:x="0cm" svg:y="3.865cm"><draw:text-box><text:p text:style-name="P71"><text:span text:style-name="T23">B</text:span></text:p></draw:text-box></draw:frame><draw:frame draw:style-name="gr2" draw:text-style-name="P72" svg:width="0.569cm" svg:height="0.593cm" svg:x="3.667cm" svg:y="0cm"><draw:text-box><text:p text:style-name="P71"><text:span text:style-name="T23">A</text:span></text:p></draw:text-box></draw:frame><draw:frame draw:style-name="gr2" draw:text-style-name="P72" svg:width="0.567cm" svg:height="0.592cm" svg:x="6.177cm" svg:y="3.881cm"><draw:text-box><text:p text:style-name="P71"><text:span text:style-name="T23">C</text:span></text:p></draw:text-box></draw:frame><draw:polygon draw:style-name="gr3" draw:text-style-name="P73" svg:width="5.12cm" svg:height="3.955cm" draw:transform="rotate (0.799884396189001) translate (0.469922013992459cm 4.20739745796192cm)" svg:viewBox="0 0 5121 3956" draw:points="0,0 5121,0 3843,3956"><text:p/></draw:polygon><draw:line draw:style-name="gr3" draw:text-style-name="P73" svg:x1="3.063cm" svg:y1="1.648cm" svg:x2="3.063cm" svg:y2="1.387cm"><text:p/></draw:line><draw:line draw:style-name="gr3" draw:text-style-name="P73" svg:x1="3.143cm" svg:y1="1.583cm" svg:x2="3.143cm" svg:y2="1.322cm"><text:p/></draw:line><draw:line draw:style-name="gr3" draw:text-style-name="P73" svg:x1="1.269cm" svg:y1="3.476cm" svg:x2="1.269cm" svg:y2="3.226cm"><text:p/></draw:line><draw:line draw:style-name="gr3" draw:text-style-name="P73" svg:x1="1.369cm" svg:y1="3.408cm" svg:x2="1.369cm" svg:y2="3.158cm"><text:p/></draw:line><draw:line draw:style-name="gr3" draw:text-style-name="P73" svg:x1="5.324cm" svg:y1="3.121cm" svg:x2="5.595cm" svg:y2="3.288cm"><text:p/></draw:line><draw:line draw:style-name="gr3" draw:text-style-name="P73" svg:x1="5.38cm" svg:y1="3.242cm" svg:x2="5.652cm" svg:y2="3.409cm"><text:p/></draw:line><draw:line draw:style-name="gr3" draw:text-style-name="P73" svg:x1="4.35cm" svg:y1="1.286cm" svg:x2="4.621cm" svg:y2="1.436cm"><text:p/></draw:line><draw:line draw:style-name="gr3" draw:text-style-name="P73" svg:x1="4.379cm" svg:y1="1.386cm" svg:x2="4.65cm" svg:y2="1.536cm"><text:p/></draw:line><draw:line draw:style-name="gr3" draw:text-style-name="P73" svg:x1="2.024cm" svg:y1="4.084cm" svg:x2="1.743cm" svg:y2="4.334cm"><text:p/></draw:line><draw:line draw:style-name="gr3" draw:text-style-name="P73" svg:x1="4.795cm" svg:y1="4.084cm" svg:x2="4.501cm" svg:y2="4.334cm"><text:p/></draw:line><draw:line draw:style-name="gr3" draw:text-style-name="P73" svg:x1="1.67cm" svg:y1="1.793cm" svg:x2="4.795cm" svg:y2="4.838cm"><text:p/></draw:line><draw:polyline draw:style-name="gr3" draw:text-style-name="P73" svg:width="0.315cm" svg:height="0.282cm" draw:transform="rotate (-0.729373094408431) translate (2.23097707339904cm 2.37102032455464cm)" svg:viewBox="0 0 316 283" draw:points="0,283 300,283 316,0"><text:p/></draw:polyline><draw:line draw:style-name="gr3" draw:text-style-name="P73" svg:x1="0.809cm" svg:y1="4.604cm" svg:x2="5.57cm" svg:y2="2.085cm"><text:p/></draw:line><draw:polyline draw:style-name="gr3" draw:text-style-name="P73" svg:width="0.312cm" svg:height="0.313cm" draw:transform="skewX (-0.00645771823237906) rotate (-2.64085769119262) translate (5.16226495390458cm 2.6256534473864cm)" svg:viewBox="0 0 313 314" draw:points="0,0 313,0 311,314"><text:p/></draw:polyline><draw:line draw:style-name="gr4" draw:text-style-name="P73" svg:x1="5.324cm" svg:y1="3.121cm" svg:x2="5.595cm" svg:y2="3.288cm"><text:p/></draw:line><draw:line draw:style-name="gr3" draw:text-style-name="P73" svg:x1="3.241cm" svg:y1="0.729cm" svg:x2="3.241cm" svg:y2="4.762cm"><text:p/></draw:line><draw:polyline draw:style-name="gr3" draw:text-style-name="P73" svg:width="0.299cm" svg:height="0.299cm" draw:transform="rotate (1.5707963267949) translate (2.94058084258468cm 4.20040767973861cm)" svg:viewBox="0 0 300 300" draw:points="0,0 300,0 300,300"><text:p/></draw:polyline><draw:polyline draw:style-name="gr3" draw:text-style-name="P73" svg:width="5.798cm" svg:height="5.81cm" svg:x="0.338cm" svg:y="0.401cm" svg:viewBox="0 0 5799 5811" draw:points="5799,2908 5795,2763 5785,2619 5767,2475 5742,2332 5710,2191 5671,2051 5625,1914 5572,1779 5513,1647 5447,1518 5375,1392 5296,1270 5212,1152 5122,1039 5026,930 4925,827 4820,728 4709,635 4594,547 4474,465 4351,390 4224,320 4094,257 3961,201 3825,151 3687,108 3547,72 3406,44 3263,22 3119,7 2975,0 2830,0 2686,7 2542,21 2399,43 2257,71 2117,107 1979,150 1843,199 1710,255 1579,318 1452,387 1329,463 1209,544 1094,632 983,725 877,823 776,927 680,1035 590,1149 505,1266 427,1388 355,1513 288,1642 229,1774 176,1909 130,2046 90,2186 58,2327 33,2470 15,2614 4,2758 0,2903 3,3048 14,3192 32,3335 57,3478 89,3619 128,3759 174,3896 227,4031 286,4163 352,4293 424,4418 502,4540 586,4658 676,4771 772,4880 873,4984 979,5082 1089,5176 1204,5263 1324,5345 1447,5421 1574,5490 1704,5553 1837,5610 1973,5660 2111,5702 2251,5738 2393,5767 2536,5789 2680,5804 2824,5811 2969,5811 3113,5804 3257,5790 3400,5768 3541,5740 3681,5704 3819,5662 3955,5612 4088,5556 4219,5494 4346,5424 4469,5349 4589,5267 4704,5180 4815,5087 4921,4989 5022,4885 5118,4776 5208,4663 5293,4546 5372,4424 5444,4299 5510,4170 5570,4038 5623,3903 5669,3766 5708,3626 5741,3485 5766,3342 5784,3199 5795,3055 5799,2910"><text:p/></draw:polyline><draw:line draw:style-name="gr3" draw:text-style-name="P73" svg:x1="1.46cm" svg:y1="3.33cm" svg:x2="1.46cm" svg:y2="3.08cm"><text:p/></draw:line><draw:line draw:style-name="gr3" draw:text-style-name="P73" svg:x1="2.982cm" svg:y1="1.743cm" svg:x2="2.982cm" svg:y2="1.493cm"><text:p/></draw:line><draw:frame draw:style-name="gr2" draw:text-style-name="P72" svg:width="0.569cm" svg:height="0.593cm" svg:x="3.445cm" svg:y="3.147cm"><draw:text-box><text:p text:style-name="P71"><text:span text:style-name="T23">O</text:span></text:p></draw:text-box></draw:frame><draw:frame draw:style-name="gr2" draw:text-style-name="P72" svg:width="0.567cm" svg:height="0.593cm" svg:x="2.067cm" svg:y="1.746cm"><draw:text-box><text:p text:style-name="P71"><text:span text:style-name="T23">C</text:span><text:span text:style-name="T24"> </text:span><text:span text:style-name="T23">'</text:span></text:p></draw:text-box></draw:frame><draw:frame draw:style-name="gr2" draw:text-style-name="P72" svg:width="0.567cm" svg:height="0.593cm" svg:x="3.291cm" svg:y="4.212cm"><draw:text-box><text:p text:style-name="P71"><text:span text:style-name="T23">A'</text:span></text:p></draw:text-box></draw:frame><draw:frame draw:style-name="gr2" draw:text-style-name="P72" svg:width="0.567cm" svg:height="0.593cm" svg:x="4.972cm" svg:y="1.732cm"><draw:text-box><text:p text:style-name="P71"><text:span text:style-name="T23">B'</text:span></text:p></draw:text-box></draw:frame></draw:g></text:p>
          </table:table-cell>
          <table:table-cell table:style-name="Tableau4.B5" office:value-type="string">
            <text:p text:style-name="Text_20_body">La <text:span text:style-name="tfMasqué_20_sur_20_fond_20_vert">médiatrice</text:span> <text:span text:style-name="T3">d'un segment</text:span> est la droite </text:p>
          </table:table-cell>
          <table:table-cell table:style-name="Tableau4.C5" office:value-type="string">
            <text:p text:style-name="Text_20_body"><text:span text:style-name="tfMasqué_20_sur_20_fond_20_vert"/></text:p>
          </table:table-cell>
        </table:table-row>
        <table:table-row>
          <table:table-cell table:style-name="Tableau4.A5" office:value-type="string">
            <text:p text:style-name="P38"><draw:g text:anchor-type="as-char" draw:z-index="3" draw:name="Forme2" draw:style-name="gr1"><draw:frame draw:style-name="gr5" draw:text-style-name="P74" svg:width="0.567cm" svg:height="0.593cm" svg:x="0cm" svg:y="3.865cm"><draw:text-box><text:p text:style-name="P71"><text:span text:style-name="T25">B</text:span></text:p></draw:text-box></draw:frame><draw:frame draw:style-name="gr5" draw:text-style-name="P74" svg:width="0.571cm" svg:height="0.593cm" svg:x="3.667cm" svg:y="0cm"><draw:text-box><text:p text:style-name="P71"><text:span text:style-name="T25">A</text:span></text:p></draw:text-box></draw:frame><draw:frame draw:style-name="gr5" draw:text-style-name="P74" svg:width="0.567cm" svg:height="0.592cm" svg:x="6.177cm" svg:y="3.881cm"><draw:text-box><text:p text:style-name="P71"><text:span text:style-name="T25">C</text:span></text:p></draw:text-box></draw:frame><draw:polygon draw:style-name="gr3" draw:text-style-name="P75" svg:width="5.12cm" svg:height="3.955cm" draw:transform="skewX (9.19430840016869E-017) rotate (0.799884396189001) translate (0.469922013992357cm 4.20675856907293cm)" svg:viewBox="0 0 5121 3956" draw:points="0,0 5121,0 3843,3956"><text:p/></draw:polygon><draw:line draw:style-name="gr3" draw:text-style-name="P75" svg:x1="1.328cm" svg:y1="1.39cm" svg:x2="5.985cm" svg:y2="4.206cm"><text:p/></draw:line><draw:line draw:style-name="gr3" draw:text-style-name="P75" svg:x1="0.47cm" svg:y1="4.204cm" svg:x2="5.9cm" svg:y2="1.923cm"><text:p/></draw:line><draw:line draw:style-name="gr3" draw:text-style-name="P75" svg:x1="4.038cm" svg:y1="0.533cm" svg:x2="3.427cm" svg:y2="4.98cm"><text:p/></draw:line><draw:polyline draw:style-name="gr3" draw:text-style-name="P75" svg:width="2.729cm" svg:height="2.739cm" svg:x="2.347cm" svg:y="1.466cm" svg:viewBox="0 0 2730 2740" draw:points="2730,1371 2728,1303 2724,1235 2715,1167 2703,1099 2688,1033 2670,967 2648,902 2623,839 2595,777 2564,716 2531,656 2493,599 2454,543 2411,490 2366,438 2319,390 2269,343 2217,299 2163,258 2106,219 2048,184 1989,151 1927,121 1865,95 1801,71 1736,51 1670,34 1604,21 1536,10 1468,3 1401,0 1332,0 1265,3 1197,10 1129,20 1063,33 997,50 932,71 868,94 805,120 743,150 684,182 626,218 569,256 515,298 463,342 413,388 365,437 320,488 278,542 238,597 201,654 167,713 136,774 108,836 83,900 61,965 42,1031 27,1097 16,1165 7,1232 2,1300 0,1369 1,1437 7,1505 15,1572 27,1640 42,1706 60,1772 82,1837 107,1900 135,1963 166,2024 200,2083 236,2140 276,2196 318,2249 363,2301 411,2350 461,2396 513,2440 567,2481 623,2520 681,2556 741,2588 802,2618 865,2645 929,2669 994,2688 1060,2705 1127,2719 1194,2729 1262,2736 1330,2740 1398,2740 1466,2736 1533,2730 1601,2719 1667,2706 1733,2689 1798,2669 1862,2646 1925,2619 1986,2590 2046,2557 2104,2522 2160,2483 2215,2442 2267,2398 2317,2352 2364,2303 2410,2252 2452,2198 2492,2143 2529,2086 2563,2027 2594,1966 2622,1904 2647,1840 2669,1776 2687,1710 2703,1643 2715,1576 2723,1508 2728,1440 2730,1372"><text:p/></draw:polyline><draw:frame draw:style-name="gr5" draw:text-style-name="P74" svg:width="0.571cm" svg:height="0.593cm" svg:x="3.727cm" svg:y="2.956cm"><draw:text-box><text:p text:style-name="P71"><text:span text:style-name="T25">O</text:span></text:p></draw:text-box></draw:frame><draw:g draw:style-name="gr6"><draw:line draw:style-name="gr7" draw:text-style-name="P76" svg:x1="3.647cm" svg:y1="2.84cm" svg:x2="3.788cm" svg:y2="2.84cm"><text:p/></draw:line><draw:line draw:style-name="gr7" draw:text-style-name="P76" svg:x1="3.718cm" svg:y1="2.909cm" svg:x2="3.718cm" svg:y2="2.768cm"><text:p/></draw:line></draw:g><draw:circle draw:style-name="gr8" draw:text-style-name="P77" svg:width="1.001cm" svg:height="1.001cm" svg:x="-0.039cm" svg:y="3.705cm" draw:kind="arc" draw:start-angle="0" draw:end-angle="45"><text:p/></draw:circle><draw:circle draw:style-name="gr8" draw:text-style-name="P77" svg:width="1.001cm" svg:height="1.001cm" svg:x="5.48cm" svg:y="3.703cm" draw:kind="arc" draw:start-angle="118.05" draw:end-angle="180"><text:p/></draw:circle><draw:line draw:style-name="gr9" draw:text-style-name="P76" svg:x1="0.832cm" svg:y1="3.971cm" svg:x2="0.943cm" svg:y2="3.902cm"><text:p/></draw:line><draw:line draw:style-name="gr9" draw:text-style-name="P76" svg:x1="0.885cm" svg:y1="4.124cm" svg:x2="1.016cm" svg:y2="4.098cm"><text:p/></draw:line><draw:g draw:style-name="gr6"><draw:line draw:style-name="gr9" draw:text-style-name="P76" svg:x1="5.58cm" svg:y1="3.819cm" svg:x2="5.654cm" svg:y2="3.886cm"><text:p/></draw:line><draw:line draw:style-name="gr9" draw:text-style-name="P76" svg:x1="5.602cm" svg:y1="3.791cm" svg:x2="5.676cm" svg:y2="3.858cm"><text:p/></draw:line></draw:g><draw:circle draw:style-name="gr8" draw:text-style-name="P77" svg:width="1.001cm" svg:height="1.001cm" draw:transform="rotate (-2.3387411976724) translate (4.74133333333333cm 0.507388888888889cm)" draw:kind="arc" draw:start-angle="0" draw:end-angle="72"><text:p/></draw:circle><draw:g draw:style-name="gr6"><draw:line draw:style-name="gr9" draw:text-style-name="P76" svg:x1="5.441cm" svg:y1="4.075cm" svg:x2="5.537cm" svg:y2="4.104cm"><text:p/></draw:line><draw:line draw:style-name="gr9" draw:text-style-name="P76" svg:x1="5.451cm" svg:y1="4.044cm" svg:x2="5.547cm" svg:y2="4.073cm"><text:p/></draw:line></draw:g><draw:g draw:style-name="gr6"><draw:line draw:style-name="gr9" draw:text-style-name="P76" svg:x1="4.087cm" svg:y1="0.972cm" svg:x2="4.111cm" svg:y2="1.069cm"><text:p/></draw:line><draw:line draw:style-name="gr9" draw:text-style-name="P76" svg:x1="4.12cm" svg:y1="0.963cm" svg:x2="4.144cm" svg:y2="1.06cm"><text:p/></draw:line><draw:line draw:style-name="gr9" draw:text-style-name="P76" svg:x1="4.155cm" svg:y1="0.957cm" svg:x2="4.179cm" svg:y2="1.054cm"><text:p/></draw:line></draw:g><draw:g draw:style-name="gr6"><draw:line draw:style-name="gr9" draw:text-style-name="P76" svg:x1="3.82cm" svg:y1="0.919cm" svg:x2="3.779cm" svg:y2="1.01cm"><text:p/></draw:line><draw:line draw:style-name="gr9" draw:text-style-name="P76" svg:x1="3.851cm" svg:y1="0.933cm" svg:x2="3.81cm" svg:y2="1.024cm"><text:p/></draw:line><draw:line draw:style-name="gr9" draw:text-style-name="P76" svg:x1="3.883cm" svg:y1="0.949cm" svg:x2="3.842cm" svg:y2="1.04cm"><text:p/></draw:line></draw:g></draw:g></text:p>
          </table:table-cell>
          <table:table-cell table:style-name="Tableau4.B5" office:value-type="string">
            <text:p text:style-name="Text_20_body">La <text:span text:style-name="tfMasqué_20_sur_20_fond_20_vert">bissectrice</text:span> <text:span text:style-name="T3">d'un angle</text:span> est la demi-droite </text:p>
          </table:table-cell>
          <table:table-cell table:style-name="Tableau4.C5" office:value-type="string">
            <text:p text:style-name="Text_20_body"><text:span text:style-name="tfMasqué"/></text:p>
          </table:table-cell>
        </table:table-row>
      </table:table>
      <text:p text:style-name="P12"/>
      <text:list xml:id="list102258702627554" text:continue-numbering="true" text:style-name="tfNum_20_1_29_">
        <text:list-item>
          <text:p text:style-name="P70">Propriétés :</text:p>
        </text:list-item>
      </text:list>
      <text:list xml:id="list102258358023961" text:continue-list="list102258857170301" text:style-name="tfPuce">
        <text:list-item>
          <text:p text:style-name="P46">Le centre de gravité <text:span text:style-name="T4">d’un triangle </text:span>se trouve aux 2/3 de chaque médiane en partant du sommet.</text:p>
        </text:list-item>
        <text:list-item>
          <text:p text:style-name="P47">Tout point appartenant à la médiatrice d'un segment, est équidistant des <text:span text:style-name="T5">extrémités de ce segment<text:tab/></text:span><text:span text:style-name="T4">(et réciproquement)</text:span></text:p>
        </text:list-item>
        <text:list-item>
          <text:p text:style-name="P47">Tout point appartenant à la bissectrice d'un angle, est équidistant des <text:span text:style-name="T5">côtés de cet angle<text:tab/></text:span>(et réciproquement)</text:p>
        </text:list-item>
      </text:list>
      <text:p text:style-name="P13"/>
      <text:p text:style-name="P13"/>
      <text:list xml:id="list102258080446602" text:continue-list="list102258702627554" text:style-name="tfNum_20_1_29_">
        <text:list-item>
          <text:p text:style-name="tfTitre_20_1_29_">Remarques</text:p>
        </text:list-item>
      </text:list>
      <text:list xml:id="list102258932832404" text:continue-list="list102258358023961" text:style-name="tfPuce">
        <text:list-item>
          <text:p text:style-name="P48">Dans la première figure ci-dessus, le point H est le projeté orthogonal de A sur (BC). On l’appelle « pied de la hauteur issue de A »</text:p>
        </text:list-item>
        <text:list-item>
          <text:p text:style-name="P48">Quels sont les points de concours ci-dessus qui peuvent être à l’extérieur du triangle ? (Faire une figure pour chaque type de point de concours)</text:p>
        </text:list-item>
      </text:list>
      <text:list xml:id="list102260033717413" text:continue-list="list102258685854723" text:style-name="tfNum_20_I_29_">
        <text:list-item>
          <text:p text:style-name="P62"><draw:g text:anchor-type="char" draw:z-index="11" draw:name="Forme4" draw:style-name="gr31"><draw:path draw:style-name="gr32" draw:text-style-name="P86" svg:width="5.016cm" svg:height="5.017cm" svg:x="13.079cm" svg:y="0.687cm" svg:viewBox="0 0 5017 5018" svg:d="M5017 2509c0 1385-1123 2509-2508 2509-1386 0-2509-1124-2509-2509 0-1386 1123-2509 2509-2509 1385 0 2508 1123 2508 2509z"><text:p/></draw:path><draw:path draw:style-name="gr33" draw:text-style-name="P87" svg:width="0.3cm" svg:height="0.33cm" svg:x="15.744cm" svg:y="5.369cm" svg:viewBox="0 0 301 331" svg:d="M301 138c-40-61-98-110-165-138l-136 331z"><text:p/></draw:path><draw:path draw:style-name="gr34" draw:text-style-name="P87" svg:width="0.3cm" svg:height="0.33cm" svg:x="15.718cm" svg:y="5.369cm" svg:viewBox="0 0 301 331" svg:d="M301 138c-40-61-98-110-165-138l-136 331z"><text:p/></draw:path><draw:path draw:style-name="gr35" draw:text-style-name="P87" svg:width="0.358cm" svg:height="0.208cm" svg:x="13.201cm" svg:y="3.801cm" svg:viewBox="0 0 359 209" svg:d="M357 209c7-73-9-146-46-209l-311 177z"><text:p/></draw:path><draw:path draw:style-name="gr36" draw:text-style-name="P87" svg:width="0.358cm" svg:height="0.208cm" svg:x="13.201cm" svg:y="3.801cm" svg:viewBox="0 0 359 209" svg:d="M357 209c7-73-9-146-46-209l-311 177z"><text:p/></draw:path><draw:path draw:style-name="gr37" draw:text-style-name="P87" svg:width="0.356cm" svg:height="0.407cm" svg:x="15.588cm" svg:y="2.96cm" svg:viewBox="0 0 357 408" svg:d="M314 408c71-133 53-295-47-408l-267 237z"><text:p/></draw:path><draw:path draw:style-name="gr38" draw:text-style-name="P87" svg:width="0.356cm" svg:height="0.407cm" svg:x="15.562cm" svg:y="2.96cm" svg:viewBox="0 0 357 408" svg:d="M314 408c71-133 53-295-47-408l-267 237z"><text:p/></draw:path><draw:line draw:style-name="gr39" draw:text-style-name="P78" svg:x1="17.438cm" svg:y1="1.53cm" svg:x2="15.718cm" svg:y2="5.7cm"><text:p/></draw:line><draw:line draw:style-name="gr40" draw:text-style-name="P78" svg:x1="15.718cm" svg:y1="5.701cm" svg:x2="17.769cm" svg:y2="4.39cm"><text:p/></draw:line><draw:line draw:style-name="gr41" draw:text-style-name="P78" svg:x1="17.462cm" svg:y1="1.53cm" svg:x2="13.201cm" svg:y2="3.977cm"><text:p/></draw:line><draw:line draw:style-name="gr42" draw:text-style-name="P78" svg:x1="13.201cm" svg:y1="3.977cm" svg:x2="17.793cm" svg:y2="4.39cm"><text:p/></draw:line><draw:line draw:style-name="gr43" draw:text-style-name="P78" svg:x1="17.437cm" svg:y1="1.53cm" svg:x2="15.562cm" svg:y2="3.196cm"><text:p/></draw:line><draw:line draw:style-name="gr44" draw:text-style-name="P78" svg:x1="15.562cm" svg:y1="3.196cm" svg:x2="17.768cm" svg:y2="4.389cm"><text:p/></draw:line><draw:frame draw:style-name="gr45" draw:text-style-name="P88" svg:width="0.376cm" svg:height="0.586cm" svg:x="17.624cm" svg:y="1.021cm"><draw:text-box><text:p text:style-name="P71"><text:span text:style-name="T30">A</text:span></text:p></draw:text-box></draw:frame><draw:frame draw:style-name="gr46" draw:text-style-name="P88" svg:width="0.348cm" svg:height="0.586cm" svg:x="17.954cm" svg:y="4.193cm"><draw:text-box><text:p text:style-name="P71"><text:span text:style-name="T30">B</text:span></text:p></draw:text-box></draw:frame><draw:frame draw:style-name="gr45" draw:text-style-name="P88" svg:width="0.376cm" svg:height="0.586cm" svg:x="15.056cm" svg:y="2.983cm"><draw:text-box><text:p text:style-name="P71"><text:span text:style-name="T30">O</text:span></text:p></draw:text-box></draw:frame><draw:frame draw:style-name="gr45" draw:text-style-name="P88" svg:width="0.376cm" svg:height="0.586cm" svg:x="12.615cm" svg:y="3.831cm"><draw:text-box><text:p text:style-name="P71"><text:span text:style-name="T30">N</text:span></text:p></draw:text-box></draw:frame><draw:frame draw:style-name="gr47" draw:text-style-name="P88" svg:width="0.454cm" svg:height="0.586cm" svg:x="15.474cm" svg:y="5.801cm"><draw:text-box><text:p text:style-name="P71"><text:span text:style-name="T30">M</text:span></text:p></draw:text-box></draw:frame><draw:frame draw:style-name="gr48" draw:text-style-name="P89" svg:width="0.779cm" svg:height="0.549cm" svg:x="13.823cm" svg:y="3.581cm"><draw:text-box><text:p text:style-name="P71"><text:span text:style-name="T31">35°</text:span></text:p></draw:text-box></draw:frame><draw:frame draw:style-name="gr49" draw:text-style-name="P89" svg:width="0.597cm" svg:height="0.533cm" svg:x="16.1cm" svg:y="2.907cm"><draw:text-box><text:p text:style-name="P71"><text:span text:style-name="T32">70°</text:span></text:p></draw:text-box></draw:frame><draw:frame draw:style-name="gr49" draw:text-style-name="P89" svg:width="0.597cm" svg:height="0.533cm" svg:x="16.111cm" svg:y="4.711cm"><draw:text-box><text:p text:style-name="P71"><text:span text:style-name="T32">35°</text:span></text:p></draw:text-box></draw:frame><draw:frame draw:style-name="gr45" draw:text-style-name="P90" svg:width="0.376cm" svg:height="0.586cm" svg:x="13.225cm" svg:y="1.023cm"><draw:text-box><text:p text:style-name="P71"><text:span text:style-name="T33">C</text:span></text:p></draw:text-box></draw:frame></draw:g>Dans un cercle</text:p>
        </text:list-item>
      </text:list>
      <text:p text:style-name="P23"/>
      <text:list xml:id="list102259907496918" text:continue-list="list102258080446602" text:style-name="tfNum_20_1_29_">
        <text:list-item text:start-value="1">
          <text:p text:style-name="P68">Angles inscrits, angles au centre</text:p>
        </text:list-item>
      </text:list>
      <text:p text:style-name="P9"/>
      <text:p text:style-name="P9"/>
      <text:p text:style-name="P9"/>
      <text:p text:style-name="P9"/>
      <text:p text:style-name="P33"/>
      <table:table table:name="Tableau1" table:style-name="Tableau1">
        <table:table-column table:style-name="Tableau1.A"/>
        <table:table-column table:style-name="Tableau1.B"/>
        <table:table-row>
          <table:table-cell table:style-name="Tableau1.A1" office:value-type="string">
            <text:p text:style-name="P33">Hypothèse<text:span text:style-name="T22">s</text:span> :</text:p>
            <text:list xml:id="list102258128095525" text:continue-list="list102258932832404" text:style-name="tfPuce">
              <text:list-item>
                <text:p text:style-name="P49"><text:span text:style-name="T21">Les angles </text:span><text:span text:style-name="T21"><draw:frame draw:style-name="fr1" draw:name="Objet17" text:anchor-type="as-char" svg:y="-0.644cm" svg:width="1.563cm" svg:height="0.78cm" draw:z-index="18"><draw:object xlink:href="./Object 17" xlink:type="simple" xlink:show="embed" xlink:actuate="onLoad"/><draw:image xlink:href="./ObjectReplacements/Object 17" xlink:type="simple" xlink:show="embed" xlink:actuate="onLoad"/><svg:desc>formule</svg:desc></draw:frame></text:span><text:span text:style-name="T21"><text:s/>et </text:span><text:span text:style-name="T21"><draw:frame draw:style-name="fr1" draw:name="Objet18" text:anchor-type="as-char" svg:y="-0.644cm" svg:width="1.674cm" svg:height="0.78cm" draw:z-index="20"><draw:object xlink:href="./Object 18" xlink:type="simple" xlink:show="embed" xlink:actuate="onLoad"/><draw:image xlink:href="./ObjectReplacements/Object 18" xlink:type="simple" xlink:show="embed" xlink:actuate="onLoad"/><svg:desc>formule</svg:desc></draw:frame></text:span><text:span text:style-name="T21"><text:s/>sont inscrits dans </text:span><text:span text:style-name="T7">C</text:span></text:p>
              </text:list-item>
              <text:list-item>
                <text:p text:style-name="P50">Ils interceptent </text:p>
              </text:list-item>
            </text:list>
            <text:p text:style-name="P35"/>
            <text:p text:style-name="P35"/>
            <text:p text:style-name="P35">donc <draw:frame draw:style-name="fr1" draw:name="Objet16" text:anchor-type="as-char" svg:y="-0.644cm" svg:width="3.56cm" svg:height="0.78cm" draw:z-index="23"><draw:object xlink:href="./Object 16" xlink:type="simple" xlink:show="embed" xlink:actuate="onLoad"/><draw:image xlink:href="./ObjectReplacements/Object 16" xlink:type="simple" xlink:show="embed" xlink:actuate="onLoad"/><svg:desc>formule</svg:desc></draw:frame></text:p>
          </table:table-cell>
          <table:table-cell table:style-name="Tableau1.B1" office:value-type="string">
            <text:p text:style-name="P33">Hypothèse<text:span text:style-name="T22">s</text:span> :</text:p>
            <text:list xml:id="list102258660959695" text:continue-numbering="true" text:style-name="tfPuce">
              <text:list-item>
                <text:p text:style-name="P49"><text:span text:style-name="T21">L’angle </text:span><text:span text:style-name="T21"><draw:frame draw:style-name="fr1" draw:name="Objet20" text:anchor-type="as-char" svg:y="-0.644cm" svg:width="1.563cm" svg:height="0.78cm" draw:z-index="24"><draw:object xlink:href="./Object 20" xlink:type="simple" xlink:show="embed" xlink:actuate="onLoad"/><draw:image xlink:href="./ObjectReplacements/Object 20" xlink:type="simple" xlink:show="embed" xlink:actuate="onLoad"/><svg:desc>formule</svg:desc></draw:frame></text:span><text:span text:style-name="T21"><text:s/>est inscrit dans </text:span><text:span text:style-name="T7">C</text:span></text:p>
              </text:list-item>
              <text:list-item>
                <text:p text:style-name="P49"><text:span text:style-name="T13">L</text:span><text:span text:style-name="T20">’angle </text:span><text:span text:style-name="T20"><draw:frame draw:style-name="fr1" draw:name="Objet21" text:anchor-type="as-char" svg:y="-0.644cm" svg:width="1.563cm" svg:height="0.78cm" draw:z-index="25"><draw:object xlink:href="./Object 21" xlink:type="simple" xlink:show="embed" xlink:actuate="onLoad"/><draw:image xlink:href="./ObjectReplacements/Object 21" xlink:type="simple" xlink:show="embed" xlink:actuate="onLoad"/><svg:desc>formule</svg:desc></draw:frame></text:span><text:span text:style-name="T20"><text:s/>est son </text:span></text:p>
              </text:list-item>
            </text:list>
            <text:p text:style-name="P32"/>
            <text:p text:style-name="P32"/>
            <text:p text:style-name="P35">donc <draw:frame draw:style-name="fr1" draw:name="Objet19" text:anchor-type="as-char" svg:y="-0.93cm" svg:width="3.981cm" svg:height="1.496cm" draw:z-index="26"><draw:object xlink:href="./Object 19" xlink:type="simple" xlink:show="embed" xlink:actuate="onLoad"/><draw:image xlink:href="./ObjectReplacements/Object 19" xlink:type="simple" xlink:show="embed" xlink:actuate="onLoad"/><svg:desc>formule</svg:desc></draw:frame></text:p>
          </table:table-cell>
        </table:table-row>
      </table:table>
      <text:p text:style-name="P35"/>
      <text:p text:style-name="P35"/>
      <text:list xml:id="list102258184959196" text:continue-list="list102259907496918" text:style-name="tfNum_20_1_29_">
        <text:list-item>
          <text:p text:style-name="tfTitre_20_1_29_">Conséquence : Triangle rectangle inscrit dans un cercle</text:p>
        </text:list-item>
      </text:list>
      <text:p text:style-name="P14"><draw:g text:anchor-type="as-char" draw:z-index="16" draw:name="Forme5" draw:style-name="gr1"><draw:path draw:style-name="gr50" draw:text-style-name="P86" svg:width="5.403cm" svg:height="5.4cm" svg:x="0.47cm" svg:y="0.439cm" svg:viewBox="0 0 5404 5401" svg:d="M5404 2700c0 1492-1210 2701-2701 2701-1493 0-2703-1209-2703-2701 0-1491 1210-2700 2703-2700 1491 0 2701 1209 2701 2700z"><text:p/></draw:path><draw:polygon draw:style-name="gr51" draw:text-style-name="P87" svg:width="0.447cm" svg:height="0.447cm" svg:x="3.936cm" svg:y="0.645cm" svg:viewBox="0 0 448 448" draw:points="271,0 0,176 177,448 448,271"><text:p/></draw:polygon><draw:polygon draw:style-name="gr52" draw:text-style-name="P87" svg:width="0.447cm" svg:height="0.447cm" svg:x="3.936cm" svg:y="0.649cm" svg:viewBox="0 0 448 448" draw:points="271,0 0,176 177,448 448,271"><text:p/></draw:polygon><draw:line draw:style-name="gr53" draw:text-style-name="P78" svg:x1="0.472cm" svg:y1="3.078cm" svg:x2="5.873cm" svg:y2="3.201cm"><text:p/></draw:line><draw:line draw:style-name="gr54" draw:text-style-name="P78" svg:x1="0.472cm" svg:y1="3.078cm" svg:x2="4.207cm" svg:y2="0.645cm"><text:p/></draw:line><draw:line draw:style-name="gr55" draw:text-style-name="P78" svg:x1="4.207cm" svg:y1="0.645cm" svg:x2="5.873cm" svg:y2="3.201cm"><text:p/></draw:line><draw:line draw:style-name="gr56" draw:text-style-name="P78" svg:x1="3.173cm" svg:y1="3.139cm" svg:x2="4.207cm" svg:y2="0.645cm"><text:p/></draw:line><draw:g draw:style-name="gr6"><draw:line draw:style-name="gr15" draw:text-style-name="P78" svg:x1="1.892cm" svg:y1="2.976cm" svg:x2="1.773cm" svg:y2="3.253cm"><text:p/></draw:line><draw:line draw:style-name="gr15" draw:text-style-name="P78" svg:x1="1.993cm" svg:y1="2.977cm" svg:x2="1.874cm" svg:y2="3.254cm"><text:p/></draw:line></draw:g><draw:g draw:style-name="gr6"><draw:line draw:style-name="gr15" draw:text-style-name="P78" svg:x1="4.592cm" svg:y1="3.028cm" svg:x2="4.473cm" svg:y2="3.305cm"><text:p/></draw:line><draw:line draw:style-name="gr15" draw:text-style-name="P78" svg:x1="4.693cm" svg:y1="3.029cm" svg:x2="4.574cm" svg:y2="3.306cm"><text:p/></draw:line></draw:g><draw:g draw:style-name="gr6"><draw:line draw:style-name="gr15" draw:text-style-name="P78" svg:x1="3.488cm" svg:y1="2.03cm" svg:x2="3.719cm" svg:y2="2.224cm"><text:p/></draw:line><draw:line draw:style-name="gr15" draw:text-style-name="P78" svg:x1="3.518cm" svg:y1="1.933cm" svg:x2="3.749cm" svg:y2="2.127cm"><text:p/></draw:line></draw:g><draw:frame draw:style-name="gr57" draw:text-style-name="P91" svg:width="0.376cm" svg:height="0.586cm" svg:x="0cm" svg:y="2.79cm"><draw:text-box><text:p text:style-name="P71"><text:span text:style-name="T30">A</text:span></text:p></draw:text-box></draw:frame><draw:frame draw:style-name="gr58" draw:text-style-name="P91" svg:width="0.348cm" svg:height="0.586cm" svg:x="6.013cm" svg:y="2.895cm"><draw:text-box><text:p text:style-name="P71"><text:span text:style-name="T30">B</text:span></text:p></draw:text-box></draw:frame><draw:frame draw:style-name="gr59" draw:text-style-name="P91" svg:width="0.454cm" svg:height="0.586cm" svg:x="4.152cm" svg:y="0cm"><draw:text-box><text:p text:style-name="P71"><text:span text:style-name="T30">M</text:span></text:p></draw:text-box></draw:frame><draw:frame draw:style-name="gr57" draw:text-style-name="P91" svg:width="0.376cm" svg:height="0.586cm" svg:x="2.939cm" svg:y="3.281cm"><draw:text-box><text:p text:style-name="P71"><text:span text:style-name="T30">O</text:span></text:p></draw:text-box></draw:frame><draw:frame draw:style-name="gr59" draw:text-style-name="P92" svg:width="0.454cm" svg:height="0.586cm" svg:x="1.152cm" svg:y="0.4cm"><draw:text-box><text:p text:style-name="P71"><text:span text:style-name="T33">C</text:span></text:p></draw:text-box></draw:frame></draw:g></text:p>
      <text:p text:style-name="P7"/>
      <table:table table:name="Tableau2" table:style-name="Tableau2">
        <table:table-column table:style-name="Tableau2.A"/>
        <table:table-column table:style-name="Tableau2.B"/>
        <table:table-row>
          <table:table-cell table:style-name="Tableau2.A1" office:value-type="string">
            <text:p text:style-name="P34">Hypothèse<text:span text:style-name="T22">s</text:span> :</text:p>
            <text:list xml:id="list102259530470495" text:continue-list="list102258660959695" text:style-name="tfPuce">
              <text:list-item>
                <text:p text:style-name="P49"><text:span text:style-name="T21">Le triangle AMB est inscrit dans </text:span><text:span text:style-name="T7">C</text:span></text:p>
              </text:list-item>
              <text:list-item>
                <text:p text:style-name="P49"><text:span text:style-name="T13">S</text:span><text:span text:style-name="T20">on côté [AB] est</text:span></text:p>
              </text:list-item>
            </text:list>
            <text:p text:style-name="P36"/>
            <text:p text:style-name="P36"/>
            <text:p text:style-name="P37">donc AMB est rectangle en M</text:p>
          </table:table-cell>
          <table:table-cell table:style-name="Tableau2.B1" office:value-type="string">
            <text:p text:style-name="P34">Hypothèse<text:span text:style-name="T22">s</text:span> :</text:p>
            <text:list xml:id="list102259846785112" text:continue-numbering="true" text:style-name="tfPuce">
              <text:list-item>
                <text:p text:style-name="P51">Le triangle AMB est rectangle en M</text:p>
              </text:list-item>
              <text:list-item>
                <text:p text:style-name="P50"><text:span text:style-name="T6">C</text:span> est son cercle circonscrit</text:p>
              </text:list-item>
            </text:list>
            <text:p text:style-name="P36"/>
            <text:p text:style-name="P36"/>
            <text:p text:style-name="P37">donc <text:span text:style-name="T22">son hypoténuse [AB] est </text:span></text:p>
            <text:p text:style-name="P37"/>
          </table:table-cell>
        </table:table-row>
      </table:table>
      <text:p text:style-name="Standard"/>
      <text:list xml:id="list102258715045714" text:continue-list="list102260033717413" text:style-name="tfNum_20_I_29_">
        <text:list-item>
          <text:p text:style-name="P63">Théorème de Thalès</text:p>
        </text:list-item>
      </text:list>
      <text:p text:style-name="P15"><draw:g text:anchor-type="as-char" draw:z-index="6" draw:name="Forme6" draw:style-name="gr1"><draw:line draw:style-name="gr20" draw:text-style-name="P82" svg:x1="0.001cm" svg:y1="0.534cm" svg:x2="7.16cm" svg:y2="3.708cm"><text:p/></draw:line><draw:line draw:style-name="gr20" draw:text-style-name="P82" svg:x1="0.801cm" svg:y1="2.76cm" svg:x2="6.301cm" svg:y2="1.923cm"><text:p/></draw:line><draw:line draw:style-name="gr20" draw:text-style-name="P82" svg:x1="6.634cm" svg:y1="3.481cm" svg:x2="5.929cm" svg:y2="1.969cm"><text:p/></draw:line><draw:line draw:style-name="gr20" draw:text-style-name="P82" svg:x1="0.311cm" svg:y1="0.674cm" svg:x2="1.252cm" svg:y2="2.694cm"><text:p/></draw:line><draw:frame draw:style-name="gr21" draw:text-style-name="P83" svg:width="0.373cm" svg:height="0.572cm" svg:x="0.136cm" svg:y="0cm"><draw:text-box><text:p text:style-name="P71"><text:span text:style-name="T28">A</text:span></text:p></draw:text-box></draw:frame><draw:frame draw:style-name="gr22" draw:text-style-name="P83" svg:width="0.5cm" svg:height="1.094cm" svg:x="1.201cm" svg:y="2.746cm"><draw:text-box><text:p text:style-name="P71"><text:span text:style-name="T28">A’</text:span></text:p></draw:text-box></draw:frame><draw:frame draw:style-name="gr21" draw:text-style-name="P83" svg:width="0.373cm" svg:height="0.572cm" svg:x="3.794cm" svg:y="1.647cm"><draw:text-box><text:p text:style-name="P71"><text:span text:style-name="T28">O</text:span></text:p></draw:text-box></draw:frame><draw:frame draw:style-name="gr23" draw:text-style-name="P83" svg:width="0.507cm" svg:height="0.572cm" svg:x="5.669cm" svg:y="1.3cm"><draw:text-box><text:p text:style-name="P71"><text:span text:style-name="T28">B’</text:span></text:p></draw:text-box></draw:frame><draw:frame draw:style-name="gr24" draw:text-style-name="P83" svg:width="0.359cm" svg:height="0.572cm" svg:x="6.443cm" svg:y="3.5cm"><draw:text-box><text:p text:style-name="P71"><text:span text:style-name="T28">B</text:span></text:p></draw:text-box></draw:frame></draw:g></text:p>
      <text:list xml:id="list102258267205024" text:continue-list="list102258184959196" text:style-name="tfNum_20_1_29_">
        <text:list-item text:start-value="1">
          <text:p text:style-name="tfTitre_20_1_29_">Thalès</text:p>
        </text:list-item>
      </text:list>
      <text:p text:style-name="P16"><text:span text:style-name="T16">Hypothèses</text:span> :</text:p>
      <text:list xml:id="list102258615130663" text:continue-list="list102259846785112" text:style-name="tfPuce">
        <text:list-item>
          <text:p text:style-name="P52">A, O et B sont</text:p>
        </text:list-item>
        <text:list-item>
          <text:p text:style-name="P54"/>
        </text:list-item>
        <text:list-item>
          <text:p text:style-name="P54"/>
        </text:list-item>
      </text:list>
      <text:p text:style-name="P16"/>
      <text:p text:style-name="P17">donc d’après le théorème de Thalès <text:span text:style-name="T16">dans </text:span>les triangles OAA’ et OBB’ :</text:p>
      <text:p text:style-name="P17"/>
      <text:p text:style-name="P17"/>
      <text:p text:style-name="P17"/>
      <text:p text:style-name="P17"/>
      <text:p text:style-name="P17"/>
      <text:list xml:id="list102260137222862" text:continue-list="list102258267205024" text:style-name="tfNum_20_1_29_">
        <text:list-item>
          <text:p text:style-name="tfTitre_20_1_29_">Réciproque</text:p>
        </text:list-item>
      </text:list>
      <text:p text:style-name="P17"><text:span text:style-name="T16">Hypothèses</text:span> :</text:p>
      <text:list xml:id="list102259052787354" text:continue-list="list102258615130663" text:style-name="tfPuce">
        <text:list-item>
          <text:p text:style-name="P52">A, O et B sont</text:p>
        </text:list-item>
        <text:list-item>
          <text:p text:style-name="P55"/>
        </text:list-item>
        <text:list-item>
          <text:p text:style-name="P55"/>
        </text:list-item>
      </text:list>
      <text:p text:style-name="P17"/>
      <text:p text:style-name="P17">donc d’après l<text:span text:style-name="T16">a réciproque du</text:span> théorème de Thalès <text:span text:style-name="T16">dans </text:span>les triangles OAA’ et OBB’ :</text:p>
      <text:p text:style-name="P17"/>
      <text:p text:style-name="P17"/>
      <text:list xml:id="list102259903749795" text:continue-list="list102258715045714" text:style-name="tfNum_20_I_29_">
        <text:list-item>
          <text:p text:style-name="P61">Théorème de Pythagore</text:p>
        </text:list-item>
      </text:list>
      <text:p text:style-name="P43"><draw:g text:anchor-type="as-char" draw:z-index="8" draw:name="Forme8" draw:style-name="gr1"><draw:line draw:style-name="gr25" draw:text-style-name="P82" svg:x1="4.563cm" svg:y1="0.643cm" svg:x2="4.563cm" svg:y2="3.344cm"><text:p/></draw:line><draw:line draw:style-name="gr25" draw:text-style-name="P82" svg:x1="4.564cm" svg:y1="3.344cm" svg:x2="0.454cm" svg:y2="3.345cm"><text:p/></draw:line><draw:line draw:style-name="gr25" draw:text-style-name="P82" svg:x1="0.454cm" svg:y1="3.345cm" svg:x2="4.564cm" svg:y2="0.643cm"><text:p/></draw:line><draw:frame draw:style-name="gr26" draw:text-style-name="P83" svg:width="0.376cm" svg:height="0.578cm" draw:transform="rotate (-0.00942477796076993) translate (4.60198611111111cm 0.0000555555555556566cm)"><draw:text-box><text:p text:style-name="P71"><text:span text:style-name="T28">B</text:span></text:p></draw:text-box></draw:frame><draw:frame draw:style-name="gr27" draw:text-style-name="P83" svg:width="0.362cm" svg:height="0.578cm" draw:transform="rotate (-0.00488692190558406) translate (4.60727777777778cm 3.43081944444444cm)"><draw:text-box><text:p text:style-name="P71"><text:span text:style-name="T28">C</text:span></text:p></draw:text-box></draw:frame><draw:frame draw:style-name="gr28" draw:text-style-name="P83" svg:width="0.373cm" svg:height="0.62cm" draw:transform="rotate (-0.00942477796076993) translate (0.00529166666666667cm 3.42729166666667cm)"><draw:text-box><text:p text:style-name="P71"><text:span text:style-name="T28">A</text:span></text:p></draw:text-box></draw:frame><draw:custom-shape draw:style-name="gr29" draw:text-style-name="P84" svg:width="0.302cm" svg:height="0.306cm" svg:x="4.247cm" svg:y="3.043cm"><text:p/><draw:enhanced-geometry svg:viewBox="0 0 21600 21600" draw:mirror-horizontal="true" draw:type="rectangle" draw:enhanced-path="M 0 0 L 21600 0 21600 21600 0 21600 0 0 Z N"/></draw:custom-shape></draw:g></text:p>
      <text:list xml:id="list102258704544606" text:continue-list="list102260137222862" text:style-name="tfNum_20_1_29_">
        <text:list-item text:start-value="1">
          <text:p text:style-name="tfTitre_20_1_29_">Pythagore</text:p>
        </text:list-item>
      </text:list>
      <text:p text:style-name="P18"><text:span text:style-name="T16">Hypothèses</text:span> :</text:p>
      <text:list xml:id="list102259710928760" text:continue-list="list102259052787354" text:style-name="tfPuce">
        <text:list-item>
          <text:p text:style-name="P53">A<text:span text:style-name="T17">BC est un triangle</text:span></text:p>
        </text:list-item>
      </text:list>
      <text:p text:style-name="P18"/>
      <text:p text:style-name="P18">donc d’après le théorème de <text:span text:style-name="T17">Pythagore</text:span> <text:span text:style-name="T16">dans ce</text:span> triangle :</text:p>
      <text:p text:style-name="P18"/>
      <text:p text:style-name="P19"/>
      <text:p text:style-name="P19"/>
      <text:list xml:id="list102260250586857" text:continue-list="list102258704544606" text:style-name="tfNum_20_1_29_">
        <text:list-item>
          <text:p text:style-name="tfTitre_20_1_29_">Réciproque</text:p>
        </text:list-item>
      </text:list>
      <text:p text:style-name="P18"><text:span text:style-name="T16">Hypothèses</text:span> :</text:p>
      <text:list xml:id="list102259264198505" text:continue-list="list102259710928760" text:style-name="tfPuce">
        <text:list-item>
          <text:p text:style-name="P53">A<text:span text:style-name="T17">BC est un triangle</text:span></text:p>
        </text:list-item>
        <text:list-item>
          <text:p text:style-name="P53"/>
        </text:list-item>
      </text:list>
      <text:p text:style-name="P18"/>
      <text:p text:style-name="P18">donc d’après l<text:span text:style-name="T17">a réciproque du</text:span> théorème de <text:span text:style-name="T17">Pythagore</text:span> <text:span text:style-name="T16">dans ce</text:span> triangle :</text:p>
      <text:p text:style-name="P18"/>
      <text:list xml:id="list102259971400601" text:continue-list="list102259903749795" text:style-name="tfNum_20_I_29_">
        <text:list-item>
          <text:p text:style-name="P64">Trigonométrie</text:p>
        </text:list-item>
      </text:list>
      <text:p text:style-name="P44"><draw:g text:anchor-type="as-char" draw:z-index="9" draw:name="Forme7" draw:style-name="gr1"><draw:line draw:style-name="gr25" draw:text-style-name="P82" svg:x1="4.563cm" svg:y1="0.643cm" svg:x2="4.563cm" svg:y2="3.344cm"><text:p/></draw:line><draw:line draw:style-name="gr25" draw:text-style-name="P82" svg:x1="4.564cm" svg:y1="3.344cm" svg:x2="0.454cm" svg:y2="3.345cm"><text:p/></draw:line><draw:line draw:style-name="gr25" draw:text-style-name="P82" svg:x1="0.454cm" svg:y1="3.345cm" svg:x2="4.564cm" svg:y2="0.643cm"><text:p/></draw:line><draw:frame draw:style-name="gr26" draw:text-style-name="P83" svg:width="0.376cm" svg:height="0.578cm" draw:transform="rotate (-0.00942477796076993) translate (4.60198611111111cm 0.0000555555555556566cm)"><draw:text-box><text:p text:style-name="P71"><text:span text:style-name="T28">B</text:span></text:p></draw:text-box></draw:frame><draw:frame draw:style-name="gr27" draw:text-style-name="P83" svg:width="0.362cm" svg:height="0.578cm" draw:transform="rotate (-0.00488692190558406) translate (4.60727777777778cm 3.43081944444444cm)"><draw:text-box><text:p text:style-name="P71"><text:span text:style-name="T28">C</text:span></text:p></draw:text-box></draw:frame><draw:frame draw:style-name="gr28" draw:text-style-name="P83" svg:width="0.373cm" svg:height="0.62cm" draw:transform="rotate (-0.00942477796076993) translate (0.00529166666666667cm 3.42729166666667cm)"><draw:text-box><text:p text:style-name="P71"><text:span text:style-name="T28">A</text:span></text:p></draw:text-box></draw:frame><draw:custom-shape draw:style-name="gr29" draw:text-style-name="P84" svg:width="0.302cm" svg:height="0.306cm" svg:x="4.247cm" svg:y="3.043cm"><text:p/><draw:enhanced-geometry svg:viewBox="0 0 21600 21600" draw:mirror-horizontal="true" draw:type="rectangle" draw:enhanced-path="M 0 0 L 21600 0 21600 21600 0 21600 0 0 Z N"/></draw:custom-shape></draw:g></text:p>
      <text:list xml:id="list102258534826798" text:continue-list="list102260250586857" text:style-name="tfNum_20_1_29_">
        <text:list-item text:start-value="1">
          <text:p text:style-name="P69">Sinus, cosinus et tangente</text:p>
        </text:list-item>
      </text:list>
      <text:p text:style-name="P20">Dans un triangle ABC</text:p>
      <text:p text:style-name="P20"/>
      <text:p text:style-name="P21">cos <draw:frame draw:style-name="fr1" draw:name="Objet1" text:anchor-type="as-char" svg:y="-0.644cm" svg:width="1.533cm" svg:height="0.78cm" draw:z-index="12"><draw:object xlink:href="./Object 1" xlink:type="simple" xlink:show="embed" xlink:actuate="onLoad"/><draw:image xlink:href="./ObjectReplacements/Object 1" xlink:type="simple" xlink:show="embed" xlink:actuate="onLoad"/><svg:desc>formule</svg:desc></draw:frame><text:s/>= <text:tab/>cos <draw:frame draw:style-name="fr1" draw:name="Objet4" text:anchor-type="as-char" svg:y="-0.644cm" svg:width="1.536cm" svg:height="0.78cm" draw:z-index="17"><draw:object xlink:href="./Object 4" xlink:type="simple" xlink:show="embed" xlink:actuate="onLoad"/><draw:image xlink:href="./ObjectReplacements/Object 4" xlink:type="simple" xlink:show="embed" xlink:actuate="onLoad"/><svg:desc>formule</svg:desc></draw:frame><text:s/>= </text:p>
      <text:p text:style-name="P21"/>
      <text:p text:style-name="P21">sin <draw:frame draw:style-name="fr1" draw:name="Objet2" text:anchor-type="as-char" svg:y="-0.644cm" svg:width="1.533cm" svg:height="0.78cm" draw:z-index="13"><draw:object xlink:href="./Object 2" xlink:type="simple" xlink:show="embed" xlink:actuate="onLoad"/><draw:image xlink:href="./ObjectReplacements/Object 2" xlink:type="simple" xlink:show="embed" xlink:actuate="onLoad"/><svg:desc>formule</svg:desc></draw:frame><text:s/>= <text:tab/>sin <draw:frame draw:style-name="fr1" draw:name="Objet5" text:anchor-type="as-char" svg:y="-0.644cm" svg:width="1.536cm" svg:height="0.78cm" draw:z-index="22"><draw:object xlink:href="./Object 5" xlink:type="simple" xlink:show="embed" xlink:actuate="onLoad"/><draw:image xlink:href="./ObjectReplacements/Object 5" xlink:type="simple" xlink:show="embed" xlink:actuate="onLoad"/><svg:desc>formule</svg:desc></draw:frame><text:s/>= </text:p>
      <text:p text:style-name="P21"/>
      <text:p text:style-name="P21">tan <draw:frame draw:style-name="fr1" draw:name="Objet3" text:anchor-type="as-char" svg:y="-0.644cm" svg:width="1.533cm" svg:height="0.78cm" draw:z-index="19"><draw:object xlink:href="./Object 3" xlink:type="simple" xlink:show="embed" xlink:actuate="onLoad"/><draw:image xlink:href="./ObjectReplacements/Object 3" xlink:type="simple" xlink:show="embed" xlink:actuate="onLoad"/><svg:desc>formule</svg:desc></draw:frame><text:s/>= <text:tab/>tan <draw:frame draw:style-name="fr1" draw:name="Objet6" text:anchor-type="as-char" svg:y="-0.644cm" svg:width="1.536cm" svg:height="0.78cm" draw:z-index="21"><draw:object xlink:href="./Object 6" xlink:type="simple" xlink:show="embed" xlink:actuate="onLoad"/><draw:image xlink:href="./ObjectReplacements/Object 6" xlink:type="simple" xlink:show="embed" xlink:actuate="onLoad"/><svg:desc>formule</svg:desc></draw:frame><text:s/>= </text:p>
      <text:p text:style-name="P22"/>
      <text:p text:style-name="P22"/>
      <text:list xml:id="list102259329403133" text:continue-numbering="true" text:style-name="tfNum_20_1_29_">
        <text:list-item>
          <text:p text:style-name="tfTitre_20_1_29_">Propriété</text:p>
        </text:list-item>
      </text:list>
      <text:p text:style-name="P24">Si <text:span text:style-name="T6">x</text:span> est la mesure d’un angle aigu, on a : <draw:frame draw:style-name="fr1" draw:name="Objet7" text:anchor-type="as-char" svg:y="-0.654cm" svg:width="4.369cm" svg:height="0.792cm" draw:z-index="7"><draw:object xlink:href="./Object 7" xlink:type="simple" xlink:show="embed" xlink:actuate="onLoad"/><draw:image xlink:href="./ObjectReplacements/Object 7" xlink:type="simple" xlink:show="embed" xlink:actuate="onLoad"/></draw:frame></text:p>
      <text:p text:style-name="P24"/>
      <text:p text:style-name="P25">Démonstration :</text:p>
      <text:p text:style-name="P31">Soit <text:span text:style-name="T6">x</text:span> <text:span text:style-name="T19">l’</text:span>angle aigu entre deux droites <text:span text:style-name="T6">d</text:span> et <text:span text:style-name="T6">d’</text:span><text:span text:style-name="T9">. On appelle A leur point d’intersection, B un point de </text:span><text:span text:style-name="T6">d</text:span><text:span text:style-name="T9"> distinct de A et C l</text:span><text:span text:style-name="T12">e projeté orthogonal de</text:span><text:span text:style-name="T9"> B </text:span><text:span text:style-name="T12">sur</text:span><text:span text:style-name="T9"> </text:span><text:span text:style-name="T6">d’</text:span><text:span text:style-name="T9">.</text:span></text:p>
      <text:p text:style-name="P30">D’après le théorème de Pythagore dans <text:span text:style-name="T19">le triangle </text:span>ABC <text:span text:style-name="T19">rectangle en C</text:span>,</text:p>
      <text:p text:style-name="P29">on a :</text:p>
      <text:p text:style-name="P29"/>
      <text:p text:style-name="P27">d<text:span text:style-name="T18">onc </text:span><draw:frame draw:style-name="fr1" draw:name="Objet10" text:anchor-type="as-char" svg:y="-0.654cm" svg:width="3.524cm" svg:height="0.792cm" draw:z-index="14"><draw:object xlink:href="./Object 10" xlink:type="simple" xlink:show="embed" xlink:actuate="onLoad"/><draw:image xlink:href="./ObjectReplacements/Object 10" xlink:type="simple" xlink:show="embed" xlink:actuate="onLoad"/></draw:frame><text:tab/><text:span text:style-name="T18">= </text:span><text:span text:style-name="T18"><draw:frame draw:style-name="fr1" draw:name="Objet8" text:anchor-type="as-char" svg:y="-0.654cm" svg:width="5.465cm" svg:height="0.792cm" draw:z-index="15"><draw:object xlink:href="./Object 8" xlink:type="simple" xlink:show="embed" xlink:actuate="onLoad"/><draw:image xlink:href="./ObjectReplacements/Object 8" xlink:type="simple" xlink:show="embed" xlink:actuate="onLoad"/><svg:desc>formule</svg:desc></draw:frame></text:span></text:p>
      <text:p text:style-name="P27"/>
      <text:p text:style-name="P27"><text:tab/><text:span text:style-name="T19">=</text:span></text:p>
      <text:p text:style-name="P28"/>
      <text:p text:style-name="P28"><text:tab/><text:span text:style-name="T19">=</text:span></text:p>
      <text:p text:style-name="P28"/>
      <text:p text:style-name="P28"><text:tab/><text:span text:style-name="T19">=</text:span></text:p>
      <text:p text:style-name="P26"/>
      <text:p text:style-name="P45"><draw:frame text:anchor-type="paragraph" draw:z-index="10" draw:style-name="gr30" draw:text-style-name="P85" svg:width="7.185cm" svg:height="9.007cm" svg:x="11.815cm" svg:y="0.552cm"><draw:text-box><text:p><text:span text:style-name="T29">rapides :</text:span></text:p><text:p><text:span text:style-name="T29">p112 : 32, 33</text:span></text:p><text:p><text:span text:style-name="T29">p113 : 46, 49</text:span></text:p><text:p><text:span text:style-name="T29">p114 : 55</text:span></text:p><text:p><text:span text:style-name="T29"/></text:p><text:p><text:span text:style-name="T29">plus long :</text:span></text:p><text:p><text:span text:style-name="T29">p113 : 44, 45, 48</text:span></text:p><text:p><text:span text:style-name="T29">p114 : 54, 60</text:span></text:p><text:p><text:span text:style-name="T29">p116 : 72, 73, 74, 75, 76</text:span></text:p><text:p><text:span text:style-name="T29">p117 : 80, 84</text:span></text:p><text:p><text:span text:style-name="T29">p118 : 86, 87, 88, 89</text:span></text:p><text:p><text:span text:style-name="T29">p119 : 90, 91, 93</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2" svg:font-family="'Times New Roman'" style:font-adornments="Normal" style:font-family-generic="roman"/>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Edwardian Script ITC" svg:font-family="'Edwardian Script ITC'" style:font-family-generic="script" style:font-pitch="variable"/>
    <style:font-face style:name="Arial" svg:font-family="Arial" style:font-family-generic="swiss" style:font-pitch="variable"/>
    <style:font-face style:name="Arial1" svg:font-family="Arial" style:font-adornments="Gras Italique"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06cm" draw:dots2="1" draw:dots2-length="0.006cm" draw:distance="0.006cm"/>
    <draw:stroke-dash draw:name="Dashed_20__28_var_29__20_100" draw:display-name="Dashed (var) 100" draw:style="rect" draw:dots1="1" draw:dots1-length="0.006cm" draw:dots2="1" draw:dots2-length="0.006cm" draw:distance="0.006cm"/>
    <draw:stroke-dash draw:name="Dashed_20__28_var_29__20_101" draw:display-name="Dashed (var) 101" draw:style="rect" draw:dots1="1" draw:dots1-length="0.006cm" draw:dots2="1" draw:dots2-length="0.006cm" draw:distance="0.006cm"/>
    <draw:stroke-dash draw:name="Dashed_20__28_var_29__20_102" draw:display-name="Dashed (var) 102" draw:style="rect" draw:dots1="1" draw:dots1-length="0.006cm" draw:dots2="1" draw:dots2-length="0.006cm" draw:distance="0.006cm"/>
    <draw:stroke-dash draw:name="Dashed_20__28_var_29__20_103" draw:display-name="Dashed (var) 103" draw:style="rect" draw:dots1="1" draw:dots1-length="0.006cm" draw:dots2="1" draw:dots2-length="0.006cm" draw:distance="0.006cm"/>
    <draw:stroke-dash draw:name="Dashed_20__28_var_29__20_104" draw:display-name="Dashed (var) 104" draw:style="rect" draw:dots1="1" draw:dots1-length="0.006cm" draw:dots2="1" draw:dots2-length="0.006cm" draw:distance="0.006cm"/>
    <draw:stroke-dash draw:name="Dashed_20__28_var_29__20_105" draw:display-name="Dashed (var) 105" draw:style="rect" draw:dots1="1" draw:dots1-length="0.006cm" draw:dots2="1" draw:dots2-length="0.006cm" draw:distance="0.006cm"/>
    <draw:stroke-dash draw:name="Dashed_20__28_var_29__20_106" draw:display-name="Dashed (var) 106" draw:style="rect" draw:dots1="1" draw:dots1-length="0.006cm" draw:dots2="1" draw:dots2-length="0.006cm" draw:distance="0.006cm"/>
    <draw:stroke-dash draw:name="Dashed_20__28_var_29__20_107" draw:display-name="Dashed (var) 107" draw:style="rect" draw:dots1="1" draw:dots1-length="0.006cm" draw:dots2="1" draw:dots2-length="0.006cm" draw:distance="0.006cm"/>
    <draw:stroke-dash draw:name="Dashed_20__28_var_29__20_108" draw:display-name="Dashed (var) 108" draw:style="rect" draw:dots1="1" draw:dots1-length="0.006cm" draw:dots2="1" draw:dots2-length="0.006cm" draw:distance="0.006cm"/>
    <draw:stroke-dash draw:name="Dashed_20__28_var_29__20_109" draw:display-name="Dashed (var) 109" draw:style="rect" draw:dots1="1" draw:dots1-length="0.006cm" draw:dots2="1" draw:dots2-length="0.006cm" draw:distance="0.006cm"/>
    <draw:stroke-dash draw:name="Dashed_20__28_var_29__20_11" draw:display-name="Dashed (var) 11" draw:style="rect" draw:dots1="1" draw:dots1-length="0.006cm" draw:dots2="1" draw:dots2-length="0.006cm" draw:distance="0.006cm"/>
    <draw:stroke-dash draw:name="Dashed_20__28_var_29__20_110" draw:display-name="Dashed (var) 110" draw:style="rect" draw:dots1="1" draw:dots1-length="0.006cm" draw:dots2="1" draw:dots2-length="0.006cm" draw:distance="0.006cm"/>
    <draw:stroke-dash draw:name="Dashed_20__28_var_29__20_111" draw:display-name="Dashed (var) 111" draw:style="rect" draw:dots1="1" draw:dots1-length="0.006cm" draw:dots2="1" draw:dots2-length="0.006cm" draw:distance="0.006cm"/>
    <draw:stroke-dash draw:name="Dashed_20__28_var_29__20_112" draw:display-name="Dashed (var) 112" draw:style="rect" draw:dots2="1" draw:dots2-length="0.057cm" draw:distance="0.057cm"/>
    <draw:stroke-dash draw:name="Dashed_20__28_var_29__20_113" draw:display-name="Dashed (var) 113" draw:style="rect" draw:dots2="1" draw:dots2-length="0.057cm" draw:distance="0.057cm"/>
    <draw:stroke-dash draw:name="Dashed_20__28_var_29__20_114" draw:display-name="Dashed (var) 114" draw:style="rect" draw:dots2="1" draw:dots2-length="0.032cm" draw:distance="0.032cm"/>
    <draw:stroke-dash draw:name="Dashed_20__28_var_29__20_115" draw:display-name="Dashed (var) 115" draw:style="rect" draw:dots1="1" draw:dots1-length="0.003cm" draw:dots2="1" draw:dots2-length="0.003cm" draw:distance="0.003cm"/>
    <draw:stroke-dash draw:name="Dashed_20__28_var_29__20_116" draw:display-name="Dashed (var) 116" draw:style="rect" draw:dots1="1" draw:dots1-length="0.003cm" draw:dots2="1" draw:dots2-length="0.003cm" draw:distance="0.003cm"/>
    <draw:stroke-dash draw:name="Dashed_20__28_var_29__20_117" draw:display-name="Dashed (var) 117" draw:style="rect" draw:dots1="1" draw:dots1-length="0.003cm" draw:dots2="1" draw:dots2-length="0.003cm" draw:distance="0.003cm"/>
    <draw:stroke-dash draw:name="Dashed_20__28_var_29__20_118" draw:display-name="Dashed (var) 118" draw:style="rect" draw:dots1="1" draw:dots1-length="0.003cm" draw:dots2="1" draw:dots2-length="0.003cm" draw:distance="0.003cm"/>
    <draw:stroke-dash draw:name="Dashed_20__28_var_29__20_119" draw:display-name="Dashed (var) 119" draw:style="rect" draw:dots1="1" draw:dots1-length="0.003cm" draw:dots2="1" draw:dots2-length="0.003cm" draw:distance="0.003cm"/>
    <draw:stroke-dash draw:name="Dashed_20__28_var_29__20_12" draw:display-name="Dashed (var) 12" draw:style="rect" draw:dots1="1" draw:dots1-length="0.006cm" draw:dots2="1" draw:dots2-length="0.006cm" draw:distance="0.006cm"/>
    <draw:stroke-dash draw:name="Dashed_20__28_var_29__20_120" draw:display-name="Dashed (var) 120" draw:style="rect" draw:dots1="1" draw:dots1-length="0.003cm" draw:dots2="1" draw:dots2-length="0.003cm" draw:distance="0.003cm"/>
    <draw:stroke-dash draw:name="Dashed_20__28_var_29__20_121" draw:display-name="Dashed (var) 121" draw:style="rect" draw:dots1="1" draw:dots1-length="0.003cm" draw:dots2="1" draw:dots2-length="0.003cm" draw:distance="0.003cm"/>
    <draw:stroke-dash draw:name="Dashed_20__28_var_29__20_122" draw:display-name="Dashed (var) 122" draw:style="rect" draw:dots1="1" draw:dots1-length="0.003cm" draw:dots2="1" draw:dots2-length="0.003cm" draw:distance="0.003cm"/>
    <draw:stroke-dash draw:name="Dashed_20__28_var_29__20_123" draw:display-name="Dashed (var) 123" draw:style="rect" draw:dots1="1" draw:dots1-length="0.003cm" draw:dots2="1" draw:dots2-length="0.003cm" draw:distance="0.003cm"/>
    <draw:stroke-dash draw:name="Dashed_20__28_var_29__20_124" draw:display-name="Dashed (var) 124" draw:style="rect" draw:dots1="1" draw:dots1-length="0.003cm" draw:dots2="1" draw:dots2-length="0.003cm" draw:distance="0.003cm"/>
    <draw:stroke-dash draw:name="Dashed_20__28_var_29__20_125" draw:display-name="Dashed (var) 125" draw:style="rect" draw:dots1="1" draw:dots1-length="0.003cm" draw:dots2="1" draw:dots2-length="0.003cm" draw:distance="0.003cm"/>
    <draw:stroke-dash draw:name="Dashed_20__28_var_29__20_126" draw:display-name="Dashed (var) 126" draw:style="rect" draw:dots1="1" draw:dots1-length="63%" draw:distance="63%"/>
    <draw:stroke-dash draw:name="Dashed_20__28_var_29__20_127" draw:display-name="Dashed (var) 127" draw:style="rect" draw:dots1="1" draw:dots1-length="63%" draw:distance="63%"/>
    <draw:stroke-dash draw:name="Dashed_20__28_var_29__20_128" draw:display-name="Dashed (var) 128" draw:style="rect" draw:dots1="1" draw:dots1-length="63%" draw:distance="63%"/>
    <draw:stroke-dash draw:name="Dashed_20__28_var_29__20_129" draw:display-name="Dashed (var) 129" draw:style="rect" draw:dots1="1" draw:dots1-length="63%" draw:distance="63%"/>
    <draw:stroke-dash draw:name="Dashed_20__28_var_29__20_13" draw:display-name="Dashed (var) 13" draw:style="rect" draw:dots1="1" draw:dots1-length="0.006cm" draw:dots2="1" draw:dots2-length="0.006cm" draw:distance="0.006cm"/>
    <draw:stroke-dash draw:name="Dashed_20__28_var_29__20_130" draw:display-name="Dashed (var) 130" draw:style="rect" draw:dots1="1" draw:dots1-length="63%" draw:distance="63%"/>
    <draw:stroke-dash draw:name="Dashed_20__28_var_29__20_131" draw:display-name="Dashed (var) 131" draw:style="rect" draw:dots1="1" draw:dots1-length="63%" draw:distance="63%"/>
    <draw:stroke-dash draw:name="Dashed_20__28_var_29__20_132" draw:display-name="Dashed (var) 132" draw:style="rect" draw:dots1="1" draw:dots1-length="63%" draw:distance="63%"/>
    <draw:stroke-dash draw:name="Dashed_20__28_var_29__20_133" draw:display-name="Dashed (var) 133" draw:style="rect" draw:dots1="1" draw:dots1-length="63%" draw:distance="63%"/>
    <draw:stroke-dash draw:name="Dashed_20__28_var_29__20_134" draw:display-name="Dashed (var) 134" draw:style="rect" draw:dots1="1" draw:dots1-length="63%" draw:distance="63%"/>
    <draw:stroke-dash draw:name="Dashed_20__28_var_29__20_135" draw:display-name="Dashed (var) 135" draw:style="rect" draw:dots1="1" draw:dots1-length="63%" draw:distance="63%"/>
    <draw:stroke-dash draw:name="Dashed_20__28_var_29__20_136" draw:display-name="Dashed (var) 136" draw:style="rect" draw:dots1="1" draw:dots1-length="63%" draw:distance="63%"/>
    <draw:stroke-dash draw:name="Dashed_20__28_var_29__20_137" draw:display-name="Dashed (var) 137" draw:style="rect" draw:dots1="1" draw:dots1-length="63%" draw:distance="63%"/>
    <draw:stroke-dash draw:name="Dashed_20__28_var_29__20_138" draw:display-name="Dashed (var) 138" draw:style="rect" draw:dots1="1" draw:dots1-length="63%" draw:distance="63%"/>
    <draw:stroke-dash draw:name="Dashed_20__28_var_29__20_139" draw:display-name="Dashed (var) 139" draw:style="rect" draw:dots1="1" draw:dots1-length="63%" draw:distance="63%"/>
    <draw:stroke-dash draw:name="Dashed_20__28_var_29__20_14" draw:display-name="Dashed (var) 14" draw:style="rect" draw:dots1="1" draw:dots1-length="0.006cm" draw:dots2="1" draw:dots2-length="0.006cm" draw:distance="0.006cm"/>
    <draw:stroke-dash draw:name="Dashed_20__28_var_29__20_140" draw:display-name="Dashed (var) 140" draw:style="rect" draw:dots1="1" draw:dots1-length="63%" draw:distance="63%"/>
    <draw:stroke-dash draw:name="Dashed_20__28_var_29__20_141" draw:display-name="Dashed (var) 141" draw:style="rect" draw:dots1="1" draw:dots1-length="63%" draw:distance="63%"/>
    <draw:stroke-dash draw:name="Dashed_20__28_var_29__20_142" draw:display-name="Dashed (var) 142" draw:style="rect" draw:dots1="1" draw:dots1-length="63%" draw:distance="63%"/>
    <draw:stroke-dash draw:name="Dashed_20__28_var_29__20_143" draw:display-name="Dashed (var) 143" draw:style="rect" draw:dots1="1" draw:dots1-length="63%" draw:distance="63%"/>
    <draw:stroke-dash draw:name="Dashed_20__28_var_29__20_144" draw:display-name="Dashed (var) 144" draw:style="rect" draw:dots1="1" draw:dots1-length="63%" draw:distance="63%"/>
    <draw:stroke-dash draw:name="Dashed_20__28_var_29__20_145" draw:display-name="Dashed (var) 145" draw:style="rect" draw:dots1="1" draw:dots1-length="63%" draw:distance="63%"/>
    <draw:stroke-dash draw:name="Dashed_20__28_var_29__20_146" draw:display-name="Dashed (var) 146" draw:style="rect" draw:dots1="1" draw:dots1-length="63%" draw:distance="63%"/>
    <draw:stroke-dash draw:name="Dashed_20__28_var_29__20_147" draw:display-name="Dashed (var) 147" draw:style="rect" draw:dots1="1" draw:dots1-length="63%" draw:distance="63%"/>
    <draw:stroke-dash draw:name="Dashed_20__28_var_29__20_148" draw:display-name="Dashed (var) 148" draw:style="rect" draw:dots1="1" draw:dots1-length="63%" draw:distance="63%"/>
    <draw:stroke-dash draw:name="Dashed_20__28_var_29__20_149" draw:display-name="Dashed (var) 149" draw:style="rect" draw:dots1="1" draw:dots1-length="63%" draw:distance="63%"/>
    <draw:stroke-dash draw:name="Dashed_20__28_var_29__20_15" draw:display-name="Dashed (var) 15" draw:style="rect" draw:dots1="1" draw:dots1-length="0.006cm" draw:dots2="1" draw:dots2-length="0.006cm" draw:distance="0.006cm"/>
    <draw:stroke-dash draw:name="Dashed_20__28_var_29__20_150" draw:display-name="Dashed (var) 150" draw:style="rect" draw:dots1="1" draw:dots1-length="63%" draw:distance="63%"/>
    <draw:stroke-dash draw:name="Dashed_20__28_var_29__20_151" draw:display-name="Dashed (var) 151" draw:style="rect" draw:dots1="1" draw:dots1-length="63%" draw:distance="63%"/>
    <draw:stroke-dash draw:name="Dashed_20__28_var_29__20_152" draw:display-name="Dashed (var) 152" draw:style="rect" draw:dots1="1" draw:dots1-length="63%" draw:distance="63%"/>
    <draw:stroke-dash draw:name="Dashed_20__28_var_29__20_16" draw:display-name="Dashed (var) 16" draw:style="rect" draw:dots1="1" draw:dots1-length="0.006cm" draw:dots2="1" draw:dots2-length="0.006cm" draw:distance="0.006cm"/>
    <draw:stroke-dash draw:name="Dashed_20__28_var_29__20_164" draw:display-name="Dashed (var) 164" draw:style="rect" draw:dots1="1" draw:dots1-length="63%" draw:distance="63%"/>
    <draw:stroke-dash draw:name="Dashed_20__28_var_29__20_165" draw:display-name="Dashed (var) 165" draw:style="rect" draw:dots1="1" draw:dots1-length="63%" draw:distance="63%"/>
    <draw:stroke-dash draw:name="Dashed_20__28_var_29__20_166" draw:display-name="Dashed (var) 166" draw:style="rect" draw:dots1="1" draw:dots1-length="63%" draw:distance="63%"/>
    <draw:stroke-dash draw:name="Dashed_20__28_var_29__20_167" draw:display-name="Dashed (var) 167" draw:style="rect" draw:dots1="1" draw:dots1-length="63%" draw:distance="63%"/>
    <draw:stroke-dash draw:name="Dashed_20__28_var_29__20_168" draw:display-name="Dashed (var) 168" draw:style="rect" draw:dots1="1" draw:dots1-length="63%" draw:distance="63%"/>
    <draw:stroke-dash draw:name="Dashed_20__28_var_29__20_169" draw:display-name="Dashed (var) 169" draw:style="rect" draw:dots1="1" draw:dots1-length="63%" draw:distance="63%"/>
    <draw:stroke-dash draw:name="Dashed_20__28_var_29__20_17" draw:display-name="Dashed (var) 17" draw:style="rect" draw:dots1="1" draw:dots1-length="0.006cm" draw:dots2="1" draw:dots2-length="0.006cm" draw:distance="0.006cm"/>
    <draw:stroke-dash draw:name="Dashed_20__28_var_29__20_170" draw:display-name="Dashed (var) 170" draw:style="rect" draw:dots1="1" draw:dots1-length="63%" draw:distance="63%"/>
    <draw:stroke-dash draw:name="Dashed_20__28_var_29__20_171" draw:display-name="Dashed (var) 171" draw:style="rect" draw:dots1="1" draw:dots1-length="63%" draw:distance="63%"/>
    <draw:stroke-dash draw:name="Dashed_20__28_var_29__20_172" draw:display-name="Dashed (var) 172" draw:style="rect" draw:dots1="1" draw:dots1-length="63%" draw:distance="63%"/>
    <draw:stroke-dash draw:name="Dashed_20__28_var_29__20_173" draw:display-name="Dashed (var) 173" draw:style="rect" draw:dots1="1" draw:dots1-length="63%" draw:distance="63%"/>
    <draw:stroke-dash draw:name="Dashed_20__28_var_29__20_174" draw:display-name="Dashed (var) 174" draw:style="rect" draw:dots1="1" draw:dots1-length="63%" draw:distance="63%"/>
    <draw:stroke-dash draw:name="Dashed_20__28_var_29__20_175" draw:display-name="Dashed (var) 175" draw:style="rect" draw:dots1="1" draw:dots1-length="63%" draw:distance="63%"/>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 draw:display-name="Dashed (var) 2" draw:style="rect" draw:dots1="1" draw:dots1-length="0.006cm" draw:dots2="1" draw:dots2-length="0.006cm" draw:distance="0.006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06cm" draw:dots2="1" draw:dots2-length="0.006cm" draw:distance="0.006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63%" draw:distance="63%"/>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3cm" draw:dots2="1" draw:dots2-length="0.003cm" draw:distance="0.003cm"/>
    <draw:stroke-dash draw:name="Dashed_20__28_var_29__20_215" draw:display-name="Dashed (var) 215" draw:style="rect" draw:dots1="1" draw:dots1-length="0.003cm" draw:dots2="1" draw:dots2-length="0.003cm" draw:distance="0.003cm"/>
    <draw:stroke-dash draw:name="Dashed_20__28_var_29__20_216" draw:display-name="Dashed (var) 216" draw:style="rect" draw:dots1="1" draw:dots1-length="0.003cm" draw:dots2="1" draw:dots2-length="0.003cm" draw:distance="0.003cm"/>
    <draw:stroke-dash draw:name="Dashed_20__28_var_29__20_217" draw:display-name="Dashed (var) 217" draw:style="rect" draw:dots1="1" draw:dots1-length="0.003cm" draw:dots2="1" draw:dots2-length="0.003cm" draw:distance="0.003cm"/>
    <draw:stroke-dash draw:name="Dashed_20__28_var_29__20_218" draw:display-name="Dashed (var) 218" draw:style="rect" draw:dots1="1" draw:dots1-length="0.003cm" draw:dots2="1" draw:dots2-length="0.003cm" draw:distance="0.003cm"/>
    <draw:stroke-dash draw:name="Dashed_20__28_var_29__20_219" draw:display-name="Dashed (var) 219" draw:style="rect" draw:dots1="1" draw:dots1-length="63%" draw:distance="63%"/>
    <draw:stroke-dash draw:name="Dashed_20__28_var_29__20_22" draw:display-name="Dashed (var) 22" draw:style="rect" draw:dots1="1" draw:dots1-length="0.006cm" draw:dots2="1" draw:dots2-length="0.006cm" draw:distance="0.006cm"/>
    <draw:stroke-dash draw:name="Dashed_20__28_var_29__20_220" draw:display-name="Dashed (var) 220" draw:style="rect" draw:dots1="1" draw:dots1-length="0.003cm" draw:dots2="1" draw:dots2-length="0.003cm" draw:distance="0.003cm"/>
    <draw:stroke-dash draw:name="Dashed_20__28_var_29__20_221" draw:display-name="Dashed (var) 221" draw:style="rect" draw:dots1="1" draw:dots1-length="0.003cm" draw:dots2="1" draw:dots2-length="0.003cm" draw:distance="0.003cm"/>
    <draw:stroke-dash draw:name="Dashed_20__28_var_29__20_222" draw:display-name="Dashed (var) 222" draw:style="rect" draw:dots1="1" draw:dots1-length="0.003cm" draw:dots2="1" draw:dots2-length="0.003cm" draw:distance="0.003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63%" draw:distance="63%"/>
    <draw:stroke-dash draw:name="Dashed_20__28_var_29__20_225" draw:display-name="Dashed (var) 225" draw:style="rect" draw:dots1="1" draw:dots1-length="63%" draw:distance="63%"/>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63%" draw:distance="63%"/>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8" draw:display-name="Dashed (var) 28"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3" draw:display-name="Dashed (var) 3" draw:style="rect" draw:dots1="1" draw:dots1-length="0.006cm" draw:dots2="1" draw:dots2-length="0.006cm" draw:distance="0.006cm"/>
    <draw:stroke-dash draw:name="Dashed_20__28_var_29__20_30" draw:display-name="Dashed (var) 30"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2" draw:display-name="Dashed (var) 32" draw:style="rect" draw:dots1="1" draw:dots1-length="0.006cm" draw:dots2="1" draw:dots2-length="0.006cm" draw:distance="0.006cm"/>
    <draw:stroke-dash draw:name="Dashed_20__28_var_29__20_33" draw:display-name="Dashed (var) 33" draw:style="rect" draw:dots1="1" draw:dots1-length="0.006cm" draw:dots2="1" draw:dots2-length="0.006cm" draw:distance="0.006cm"/>
    <draw:stroke-dash draw:name="Dashed_20__28_var_29__20_34" draw:display-name="Dashed (var) 34" draw:style="rect" draw:dots1="1" draw:dots1-length="0.006cm" draw:dots2="1" draw:dots2-length="0.006cm" draw:distance="0.006cm"/>
    <draw:stroke-dash draw:name="Dashed_20__28_var_29__20_35" draw:display-name="Dashed (var) 35" draw:style="rect" draw:dots1="1" draw:dots1-length="0.006cm" draw:dots2="1" draw:dots2-length="0.006cm" draw:distance="0.006cm"/>
    <draw:stroke-dash draw:name="Dashed_20__28_var_29__20_36" draw:display-name="Dashed (var) 36" draw:style="rect" draw:dots1="1" draw:dots1-length="0.006cm" draw:dots2="1" draw:dots2-length="0.006cm" draw:distance="0.006cm"/>
    <draw:stroke-dash draw:name="Dashed_20__28_var_29__20_37" draw:display-name="Dashed (var) 37" draw:style="rect" draw:dots1="1" draw:dots1-length="0.006cm" draw:dots2="1" draw:dots2-length="0.006cm" draw:distance="0.006cm"/>
    <draw:stroke-dash draw:name="Dashed_20__28_var_29__20_38" draw:display-name="Dashed (var) 38" draw:style="rect" draw:dots1="1" draw:dots1-length="0.006cm" draw:dots2="1" draw:dots2-length="0.006cm" draw:distance="0.006cm"/>
    <draw:stroke-dash draw:name="Dashed_20__28_var_29__20_39" draw:display-name="Dashed (var) 39" draw:style="rect" draw:dots1="1" draw:dots1-length="0.006cm" draw:dots2="1" draw:dots2-length="0.006cm" draw:distance="0.006cm"/>
    <draw:stroke-dash draw:name="Dashed_20__28_var_29__20_4" draw:display-name="Dashed (var) 4" draw:style="rect" draw:dots1="1" draw:dots1-length="0.006cm" draw:dots2="1" draw:dots2-length="0.006cm" draw:distance="0.006cm"/>
    <draw:stroke-dash draw:name="Dashed_20__28_var_29__20_40" draw:display-name="Dashed (var) 40" draw:style="rect" draw:dots1="1" draw:dots1-length="0.006cm" draw:dots2="1" draw:dots2-length="0.006cm" draw:distance="0.006cm"/>
    <draw:stroke-dash draw:name="Dashed_20__28_var_29__20_41" draw:display-name="Dashed (var) 41" draw:style="rect" draw:dots1="1" draw:dots1-length="0.006cm" draw:dots2="1" draw:dots2-length="0.006cm" draw:distance="0.006cm"/>
    <draw:stroke-dash draw:name="Dashed_20__28_var_29__20_42" draw:display-name="Dashed (var) 42" draw:style="rect" draw:dots1="1" draw:dots1-length="0.006cm" draw:dots2="1" draw:dots2-length="0.006cm" draw:distance="0.006cm"/>
    <draw:stroke-dash draw:name="Dashed_20__28_var_29__20_43" draw:display-name="Dashed (var) 43" draw:style="rect" draw:dots1="1" draw:dots1-length="0.006cm" draw:dots2="1" draw:dots2-length="0.006cm" draw:distance="0.006cm"/>
    <draw:stroke-dash draw:name="Dashed_20__28_var_29__20_44" draw:display-name="Dashed (var) 44" draw:style="rect" draw:dots1="1" draw:dots1-length="0.006cm" draw:dots2="1" draw:dots2-length="0.006cm" draw:distance="0.006cm"/>
    <draw:stroke-dash draw:name="Dashed_20__28_var_29__20_45" draw:display-name="Dashed (var) 45" draw:style="rect" draw:dots1="1" draw:dots1-length="0.006cm" draw:dots2="1" draw:dots2-length="0.006cm" draw:distance="0.006cm"/>
    <draw:stroke-dash draw:name="Dashed_20__28_var_29__20_46" draw:display-name="Dashed (var) 46" draw:style="rect" draw:dots1="1" draw:dots1-length="0.006cm" draw:dots2="1" draw:dots2-length="0.006cm" draw:distance="0.006cm"/>
    <draw:stroke-dash draw:name="Dashed_20__28_var_29__20_47" draw:display-name="Dashed (var) 47" draw:style="rect" draw:dots1="1" draw:dots1-length="0.006cm" draw:dots2="1" draw:dots2-length="0.006cm" draw:distance="0.006cm"/>
    <draw:stroke-dash draw:name="Dashed_20__28_var_29__20_48" draw:display-name="Dashed (var) 48" draw:style="rect" draw:dots1="1" draw:dots1-length="0.006cm" draw:dots2="1" draw:dots2-length="0.006cm" draw:distance="0.006cm"/>
    <draw:stroke-dash draw:name="Dashed_20__28_var_29__20_49" draw:display-name="Dashed (var) 49"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50" draw:display-name="Dashed (var) 50" draw:style="rect" draw:dots1="1" draw:dots1-length="0.006cm" draw:dots2="1" draw:dots2-length="0.006cm" draw:distance="0.006cm"/>
    <draw:stroke-dash draw:name="Dashed_20__28_var_29__20_51" draw:display-name="Dashed (var) 51" draw:style="rect" draw:dots1="1" draw:dots1-length="0.006cm" draw:dots2="1" draw:dots2-length="0.006cm" draw:distance="0.006cm"/>
    <draw:stroke-dash draw:name="Dashed_20__28_var_29__20_52" draw:display-name="Dashed (var) 52" draw:style="rect" draw:dots1="1" draw:dots1-length="0.006cm" draw:dots2="1" draw:dots2-length="0.006cm" draw:distance="0.006cm"/>
    <draw:stroke-dash draw:name="Dashed_20__28_var_29__20_53" draw:display-name="Dashed (var) 53" draw:style="rect" draw:dots1="1" draw:dots1-length="0.006cm" draw:dots2="1" draw:dots2-length="0.006cm" draw:distance="0.006cm"/>
    <draw:stroke-dash draw:name="Dashed_20__28_var_29__20_54" draw:display-name="Dashed (var) 54" draw:style="rect" draw:dots1="1" draw:dots1-length="0.006cm" draw:dots2="1" draw:dots2-length="0.006cm" draw:distance="0.006cm"/>
    <draw:stroke-dash draw:name="Dashed_20__28_var_29__20_55" draw:display-name="Dashed (var) 55" draw:style="rect" draw:dots1="1" draw:dots1-length="0.006cm" draw:dots2="1" draw:dots2-length="0.006cm" draw:distance="0.006cm"/>
    <draw:stroke-dash draw:name="Dashed_20__28_var_29__20_56" draw:display-name="Dashed (var) 56" draw:style="rect" draw:dots1="1" draw:dots1-length="0.006cm" draw:dots2="1" draw:dots2-length="0.006cm" draw:distance="0.006cm"/>
    <draw:stroke-dash draw:name="Dashed_20__28_var_29__20_6" draw:display-name="Dashed (var) 6" draw:style="rect" draw:dots1="1" draw:dots1-length="0.006cm" draw:dots2="1" draw:dots2-length="0.006cm" draw:distance="0.006cm"/>
    <draw:stroke-dash draw:name="Dashed_20__28_var_29__20_68" draw:display-name="Dashed (var) 68" draw:style="rect" draw:dots1="1" draw:dots1-length="0.006cm" draw:dots2="1" draw:dots2-length="0.006cm" draw:distance="0.006cm"/>
    <draw:stroke-dash draw:name="Dashed_20__28_var_29__20_69" draw:display-name="Dashed (var) 69" draw:style="rect" draw:dots1="1" draw:dots1-length="0.006cm" draw:dots2="1" draw:dots2-length="0.006cm" draw:distance="0.006cm"/>
    <draw:stroke-dash draw:name="Dashed_20__28_var_29__20_7" draw:display-name="Dashed (var) 7" draw:style="rect" draw:dots1="1" draw:dots1-length="0.006cm" draw:dots2="1" draw:dots2-length="0.006cm" draw:distance="0.006cm"/>
    <draw:stroke-dash draw:name="Dashed_20__28_var_29__20_70" draw:display-name="Dashed (var) 70" draw:style="rect" draw:dots1="1" draw:dots1-length="0.006cm" draw:dots2="1" draw:dots2-length="0.006cm" draw:distance="0.006cm"/>
    <draw:stroke-dash draw:name="Dashed_20__28_var_29__20_71" draw:display-name="Dashed (var) 71" draw:style="rect" draw:dots1="1" draw:dots1-length="0.006cm" draw:dots2="1" draw:dots2-length="0.006cm" draw:distance="0.006cm"/>
    <draw:stroke-dash draw:name="Dashed_20__28_var_29__20_72" draw:display-name="Dashed (var) 72" draw:style="rect" draw:dots1="1" draw:dots1-length="0.006cm" draw:dots2="1" draw:dots2-length="0.006cm" draw:distance="0.006cm"/>
    <draw:stroke-dash draw:name="Dashed_20__28_var_29__20_73" draw:display-name="Dashed (var) 73" draw:style="rect" draw:dots1="1" draw:dots1-length="0.006cm" draw:dots2="1" draw:dots2-length="0.006cm" draw:distance="0.006cm"/>
    <draw:stroke-dash draw:name="Dashed_20__28_var_29__20_74" draw:display-name="Dashed (var) 74" draw:style="rect" draw:dots1="1" draw:dots1-length="0.006cm" draw:dots2="1" draw:dots2-length="0.006cm" draw:distance="0.006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06cm" draw:dots2="1" draw:dots2-length="0.006cm" draw:distance="0.006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06cm" draw:dots2="1" draw:dots2-length="0.006cm" draw:distance="0.006cm"/>
    <draw:stroke-dash draw:name="Dashed_20__28_var_29__20_82" draw:display-name="Dashed (var) 82" draw:style="rect" draw:dots1="1" draw:dots1-length="0.006cm" draw:dots2="1" draw:dots2-length="0.006cm" draw:distance="0.006cm"/>
    <draw:stroke-dash draw:name="Dashed_20__28_var_29__20_83" draw:display-name="Dashed (var) 83" draw:style="rect" draw:dots1="1" draw:dots1-length="0.006cm" draw:dots2="1" draw:dots2-length="0.006cm" draw:distance="0.006cm"/>
    <draw:stroke-dash draw:name="Dashed_20__28_var_29__20_84" draw:display-name="Dashed (var) 84" draw:style="rect" draw:dots1="1" draw:dots1-length="0.006cm" draw:dots2="1" draw:dots2-length="0.006cm" draw:distance="0.006cm"/>
    <draw:stroke-dash draw:name="Dashed_20__28_var_29__20_85" draw:display-name="Dashed (var) 85" draw:style="rect" draw:dots1="1" draw:dots1-length="0.006cm" draw:dots2="1" draw:dots2-length="0.006cm" draw:distance="0.006cm"/>
    <draw:stroke-dash draw:name="Dashed_20__28_var_29__20_86" draw:display-name="Dashed (var) 86" draw:style="rect" draw:dots1="1" draw:dots1-length="0.006cm" draw:dots2="1" draw:dots2-length="0.006cm" draw:distance="0.006cm"/>
    <draw:stroke-dash draw:name="Dashed_20__28_var_29__20_87" draw:display-name="Dashed (var) 87" draw:style="rect" draw:dots1="1" draw:dots1-length="0.006cm" draw:dots2="1" draw:dots2-length="0.006cm" draw:distance="0.006cm"/>
    <draw:stroke-dash draw:name="Dashed_20__28_var_29__20_88" draw:display-name="Dashed (var) 88" draw:style="rect" draw:dots1="1" draw:dots1-length="0.006cm" draw:dots2="1" draw:dots2-length="0.006cm" draw:distance="0.006cm"/>
    <draw:stroke-dash draw:name="Dashed_20__28_var_29__20_89" draw:display-name="Dashed (var) 89" draw:style="rect" draw:dots1="1" draw:dots1-length="0.006cm" draw:dots2="1" draw:dots2-length="0.006cm" draw:distance="0.006cm"/>
    <draw:stroke-dash draw:name="Dashed_20__28_var_29__20_9" draw:display-name="Dashed (var) 9" draw:style="rect" draw:dots1="1" draw:dots1-length="0.006cm" draw:dots2="1" draw:dots2-length="0.006cm" draw:distance="0.006cm"/>
    <draw:stroke-dash draw:name="Dashed_20__28_var_29__20_90" draw:display-name="Dashed (var) 90" draw:style="rect" draw:dots1="1" draw:dots1-length="0.006cm" draw:dots2="1" draw:dots2-length="0.006cm" draw:distance="0.006cm"/>
    <draw:stroke-dash draw:name="Dashed_20__28_var_29__20_91" draw:display-name="Dashed (var) 91" draw:style="rect" draw:dots1="1" draw:dots1-length="0.006cm" draw:dots2="1" draw:dots2-length="0.006cm" draw:distance="0.006cm"/>
    <draw:stroke-dash draw:name="Dashed_20__28_var_29__20_92" draw:display-name="Dashed (var) 92" draw:style="rect" draw:dots1="1" draw:dots1-length="0.006cm" draw:dots2="1" draw:dots2-length="0.006cm" draw:distance="0.006cm"/>
    <draw:stroke-dash draw:name="Dashed_20__28_var_29__20_93" draw:display-name="Dashed (var) 93" draw:style="rect" draw:dots1="1" draw:dots1-length="0.006cm" draw:dots2="1" draw:dots2-length="0.006cm" draw:distance="0.006cm"/>
    <draw:stroke-dash draw:name="Dashed_20__28_var_29__20_94" draw:display-name="Dashed (var) 94" draw:style="rect" draw:dots1="1" draw:dots1-length="0.006cm" draw:dots2="1" draw:dots2-length="0.006cm" draw:distance="0.006cm"/>
    <draw:stroke-dash draw:name="Dashed_20__28_var_29__20_95" draw:display-name="Dashed (var) 95" draw:style="rect" draw:dots1="1" draw:dots1-length="0.006cm" draw:dots2="1" draw:dots2-length="0.006cm" draw:distance="0.006cm"/>
    <draw:stroke-dash draw:name="Dashed_20__28_var_29__20_96" draw:display-name="Dashed (var) 96" draw:style="rect" draw:dots1="1" draw:dots1-length="0.006cm" draw:dots2="1" draw:dots2-length="0.006cm" draw:distance="0.006cm"/>
    <draw:stroke-dash draw:name="Dashed_20__28_var_29__20_97" draw:display-name="Dashed (var) 97" draw:style="rect" draw:dots1="1" draw:dots1-length="0.006cm" draw:dots2="1" draw:dots2-length="0.006cm" draw:distance="0.006cm"/>
    <draw:stroke-dash draw:name="Dashed_20__28_var_29__20_98" draw:display-name="Dashed (var) 98" draw:style="rect" draw:dots1="1" draw:dots1-length="0.006cm" draw:dots2="1" draw:dots2-length="0.006cm" draw:distance="0.006cm"/>
    <draw:stroke-dash draw:name="Dashed_20__28_var_29__20_99" draw:display-name="Dashed (var) 99" draw:style="rect" draw:dots1="1" draw:dots1-length="0.006cm" draw:dots2="1" draw:dots2-length="0.006cm" draw:distance="0.006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fTitre_20_Chapitre" style:display-name="tfTitre Chapitre" style:family="paragraph" style:parent-style-name="Standard" style:next-style-name="Standard" style:class="chapter">
      <style:paragraph-properties fo:padding="0cm" fo:border-left="none" fo:border-right="none" fo:border-top="none" fo:border-bottom="0.99pt solid #000000" style:shadow="none"/>
      <style:text-properties fo:text-transform="uppercase" style:font-name="Arial" fo:font-family="Arial" style:font-family-generic="swiss" style:font-pitch="variable" fo:font-size="26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199cm" loext:contextual-spacing="false" fo:padding="0cm" fo:border="none" style:shadow="none"/>
      <style:text-properties fo:text-transform="uppercase" style:font-name="Arial1" fo:font-family="Arial" style:font-style-name="Gras Italique" style:font-family-generic="swiss" style:font-pitch="variable" fo:font-size="22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199cm" loext:contextual-spacing="false" style:page-number="auto" fo:padding="0cm" fo:border="none" style:shadow="none">
        <style:tab-stops/>
      </style:paragraph-properties>
      <style:text-properties fo:font-variant="normal" fo:text-transform="none" style:font-name="Arial" fo:font-family="Arial" style:font-family-generic="swiss" style:font-pitch="variable" fo:font-size="19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top="0cm" fo:margin-bottom="0.101cm" loext:contextual-spacing="false" style:page-number="auto" fo:padding="0cm" fo:border="none" style:shadow="none"/>
      <style:text-properties fo:font-variant="normal" fo:text-transform="none" style:font-name="Arial" fo:font-family="Arial" style:font-family-generic="swiss" style:font-pitch="variable" fo:font-size="17pt" fo:font-style="italic" fo:font-weight="normal" style:font-size-asian="11pt" style:font-style-asian="italic" style:font-weight-asian="bold" style:font-size-complex="11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fMasqué_20_sur_20_fond_20_vert" style:display-name="tfMasqué sur fond vert" style:family="text">
      <style:text-properties fo:font-variant="normal" fo:text-transform="none" fo:color="#000000" style:font-name="Times New Roman1" fo:font-family="'Times New Roman'" style:font-style-name="Normal" style:font-family-generic="roman" style:font-pitch="variable" fo:font-size="18pt" fo:font-style="normal" fo:font-weight="normal" style:font-size-asian="11pt" style:font-style-asian="italic" style:font-weight-asian="bold" style:font-size-complex="11pt" style:font-style-complex="italic" style:font-weight-complex="bold"/>
    </style:style>
    <style:style style:name="tfMasqué" style:family="text">
      <style:text-properties fo:font-variant="normal" fo:text-transform="none" fo:color="#000000" style:font-name="Times New Roman1" fo:font-family="'Times New Roman'" style:font-style-name="Normal" style:font-family-generic="roman" style:font-pitch="variable" fo:font-size="18pt" fo:font-style="normal" fo:font-weight="normal" fo:background-color="transparent" style:font-size-asian="11pt" style:font-style-asian="italic" style:font-weight-asian="bold" style:font-size-complex="11pt" style:font-style-complex="italic"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99cm"/>
        <style:text-properties fo:font-family="Tahoma" style:font-style-name="Normal" style:font-family-generic="swiss" style:font-pitch="variable"/>
      </text:list-level-style-bullet>
      <text:list-level-style-bullet text:level="2" text:style-name="Numbering_20_Symbols" text:bullet-char="●">
        <style:list-level-properties text:space-before="0.401cm" text:min-label-width="0.499cm"/>
        <style:text-properties fo:font-family="Tahoma" style:font-style-name="Normal" style:font-family-generic="swiss" style:font-pitch="variable"/>
      </text:list-level-style-bullet>
      <text:list-level-style-bullet text:level="3" text:style-name="Numbering_20_Symbols" text:bullet-char="●">
        <style:list-level-properties text:space-before="0.799cm" text:min-label-width="0.499cm"/>
        <style:text-properties fo:font-family="Tahoma" style:font-style-name="Normal" style:font-family-generic="swiss" style:font-pitch="variable"/>
      </text:list-level-style-bullet>
      <text:list-level-style-bullet text:level="4" text:style-name="Numbering_20_Symbols" text:bullet-char="●">
        <style:list-level-properties text:space-before="1.2cm" text:min-label-width="0.499cm"/>
        <style:text-properties fo:font-family="Tahoma" style:font-style-name="Normal" style:font-family-generic="swiss" style:font-pitch="variable"/>
      </text:list-level-style-bullet>
      <text:list-level-style-bullet text:level="5" text:style-name="Numbering_20_Symbols" text:bullet-char="●">
        <style:list-level-properties text:space-before="1.6cm" text:min-label-width="0.499cm"/>
        <style:text-properties fo:font-family="Tahoma" style:font-style-name="Normal" style:font-family-generic="swiss" style:font-pitch="variable"/>
      </text:list-level-style-bullet>
      <text:list-level-style-bullet text:level="6" text:style-name="Numbering_20_Symbols" text:bullet-char="●">
        <style:list-level-properties text:space-before="2cm" text:min-label-width="0.499cm"/>
        <style:text-properties fo:font-family="Tahoma" style:font-style-name="Normal" style:font-family-generic="swiss" style:font-pitch="variable"/>
      </text:list-level-style-bullet>
      <text:list-level-style-bullet text:level="7" text:style-name="Numbering_20_Symbols" text:bullet-char="●">
        <style:list-level-properties text:space-before="2.399cm" text:min-label-width="0.499cm"/>
        <style:text-properties fo:font-family="Tahoma" style:font-style-name="Normal" style:font-family-generic="swiss" style:font-pitch="variable"/>
      </text:list-level-style-bullet>
      <text:list-level-style-bullet text:level="8" text:style-name="Numbering_20_Symbols" text:bullet-char="●">
        <style:list-level-properties text:space-before="2.799cm" text:min-label-width="0.499cm"/>
        <style:text-properties fo:font-family="Tahoma" style:font-style-name="Normal" style:font-family-generic="swiss" style:font-pitch="variable"/>
      </text:list-level-style-bullet>
      <text:list-level-style-bullet text:level="9" text:style-name="Numbering_20_Symbols" text:bullet-char="●">
        <style:list-level-properties text:space-before="3.2cm" text:min-label-width="0.499cm"/>
        <style:text-properties fo:font-family="Tahoma" style:font-style-name="Normal" style:font-family-generic="swiss" style:font-pitch="variable"/>
      </text:list-level-style-bullet>
      <text:list-level-style-bullet text:level="10" text:style-name="Numbering_20_Symbols" text:bullet-char="●">
        <style:list-level-properties text:space-before="3.6cm" text:min-label-width="0.499cm"/>
        <style:text-properties fo:font-family="Tahoma" style:font-style-name="Normal" style:font-family-generic="swiss" style:font-pitch="variable"/>
      </text:list-level-style-bullet>
    </text:list-style>
    <text:list-style style:name="Numbering_20_1" style:display-name="Numbering 1">
      <text:list-level-style-number text:level="1" text:style-name="Numbering_20_Symbols" style:num-suffix=")" style:num-format="1">
        <style:list-level-properties text:min-label-width="0.801cm"/>
      </text:list-level-style-number>
      <text:list-level-style-number text:level="2" text:style-name="Numbering_20_Symbols" style:num-suffix=")" style:num-format="1">
        <style:list-level-properties text:min-label-width="0.801cm"/>
      </text:list-level-style-number>
      <text:list-level-style-number text:level="3" text:style-name="Numbering_20_Symbols" style:num-suffix=")" style:num-format="1">
        <style:list-level-properties text:min-label-width="0.801cm"/>
      </text:list-level-style-number>
      <text:list-level-style-number text:level="4" text:style-name="Numbering_20_Symbols" style:num-suffix=")" style:num-format="1">
        <style:list-level-properties text:min-label-width="0.801cm"/>
      </text:list-level-style-number>
      <text:list-level-style-number text:level="5" text:style-name="Numbering_20_Symbols" style:num-suffix=")" style:num-format="1">
        <style:list-level-properties text:min-label-width="0.801cm"/>
      </text:list-level-style-number>
      <text:list-level-style-number text:level="6" text:style-name="Numbering_20_Symbols" style:num-suffix=")" style:num-format="1">
        <style:list-level-properties text:min-label-width="0.801cm"/>
      </text:list-level-style-number>
      <text:list-level-style-number text:level="7" text:style-name="Numbering_20_Symbols" style:num-suffix=")" style:num-format="1">
        <style:list-level-properties text:min-label-width="0.801cm"/>
      </text:list-level-style-number>
      <text:list-level-style-number text:level="8" text:style-name="Numbering_20_Symbols" style:num-suffix=")" style:num-format="1">
        <style:list-level-properties text:min-label-width="0.801cm"/>
      </text:list-level-style-number>
      <text:list-level-style-number text:level="9" text:style-name="Numbering_20_Symbols" style:num-suffix=")" style:num-format="1">
        <style:list-level-properties text:min-label-width="0.801cm"/>
      </text:list-level-style-number>
      <text:list-level-style-number text:level="10" text:style-name="Numbering_20_Symbols" style:num-suffix=")" style:num-format="1">
        <style:list-level-properties text:min-label-width="0.801cm"/>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min-label-distance="0.199cm"/>
      </text:list-level-style-number>
      <text:list-level-style-number text:level="2" text:style-name="Numbering_20_Symbols" style:num-suffix=")" style:num-format="I" text:start-value="2">
        <style:list-level-properties text:min-label-distance="0.199cm"/>
      </text:list-level-style-number>
      <text:list-level-style-number text:level="3" text:style-name="Numbering_20_Symbols" style:num-suffix=")" style:num-format="I" text:start-value="3">
        <style:list-level-properties text:min-label-distance="0.199cm"/>
      </text:list-level-style-number>
      <text:list-level-style-number text:level="4" text:style-name="Numbering_20_Symbols" style:num-suffix=")" style:num-format="I" text:start-value="4">
        <style:list-level-properties text:min-label-distance="0.199cm"/>
      </text:list-level-style-number>
      <text:list-level-style-number text:level="5" text:style-name="Numbering_20_Symbols" style:num-suffix=")" style:num-format="I" text:start-value="5">
        <style:list-level-properties text:min-label-distance="0.199cm"/>
      </text:list-level-style-number>
      <text:list-level-style-number text:level="6" text:style-name="Numbering_20_Symbols" style:num-suffix=")" style:num-format="I" text:start-value="6">
        <style:list-level-properties text:min-label-distance="0.199cm"/>
      </text:list-level-style-number>
      <text:list-level-style-number text:level="7" text:style-name="Numbering_20_Symbols" style:num-suffix=")" style:num-format="I" text:start-value="7">
        <style:list-level-properties text:min-label-distance="0.199cm"/>
      </text:list-level-style-number>
      <text:list-level-style-number text:level="8" text:style-name="Numbering_20_Symbols" style:num-suffix=")" style:num-format="I" text:start-value="8">
        <style:list-level-properties text:min-label-distance="0.199cm"/>
      </text:list-level-style-number>
      <text:list-level-style-number text:level="9" text:style-name="Numbering_20_Symbols" style:num-suffix=")" style:num-format="I" text:start-value="9">
        <style:list-level-properties text:min-label-distance="0.199cm"/>
      </text:list-level-style-number>
      <text:list-level-style-number text:level="10" text:style-name="Numbering_20_Symbols" style:num-suffix=")" style:num-format="I" text:start-value="10">
        <style:list-level-properties text:min-label-distance="0.199cm"/>
      </text:list-level-style-number>
    </text:list-style>
    <text:list-style style:name="Numbering_20_5" style:display-name="Numbering 5">
      <text:list-level-style-number text:level="1" text:style-name="Numbering_20_Symbols" style:num-suffix=")" style:num-format="a">
        <style:list-level-properties text:min-label-width="0.7cm"/>
      </text:list-level-style-number>
      <text:list-level-style-number text:level="2" text:style-name="Numbering_20_Symbols" style:num-suffix=")" style:num-format="a" text:start-value="2">
        <style:list-level-properties text:min-label-width="0.7cm"/>
      </text:list-level-style-number>
      <text:list-level-style-number text:level="3" text:style-name="Numbering_20_Symbols" style:num-suffix=")" style:num-format="a" text:start-value="3">
        <style:list-level-properties text:min-label-width="0.7cm"/>
      </text:list-level-style-number>
      <text:list-level-style-number text:level="4" text:style-name="Numbering_20_Symbols" style:num-suffix=")" style:num-format="a" text:start-value="4">
        <style:list-level-properties text:min-label-width="0.7cm"/>
      </text:list-level-style-number>
      <text:list-level-style-number text:level="5" text:style-name="Numbering_20_Symbols" style:num-suffix=")" style:num-format="a" text:start-value="5">
        <style:list-level-properties text:min-label-width="0.7cm"/>
      </text:list-level-style-number>
      <text:list-level-style-number text:level="6" text:style-name="Numbering_20_Symbols" style:num-suffix=")" style:num-format="a" text:start-value="6">
        <style:list-level-properties text:min-label-width="0.7cm"/>
      </text:list-level-style-number>
      <text:list-level-style-number text:level="7" text:style-name="Numbering_20_Symbols" style:num-suffix=")" style:num-format="a" text:start-value="7">
        <style:list-level-properties text:min-label-width="0.7cm"/>
      </text:list-level-style-number>
      <text:list-level-style-number text:level="8" text:style-name="Numbering_20_Symbols" style:num-suffix=")" style:num-format="a" text:start-value="8">
        <style:list-level-properties text:min-label-width="0.7cm"/>
      </text:list-level-style-number>
      <text:list-level-style-number text:level="9" text:style-name="Numbering_20_Symbols" style:num-suffix=")" style:num-format="a" text:start-value="9">
        <style:list-level-properties text:min-label-width="0.7cm"/>
      </text:list-level-style-number>
      <text:list-level-style-number text:level="10" text:style-name="Numbering_20_Symbols" style:num-suffix=")" style:num-format="a" text:start-value="10">
        <style:list-level-properties text:min-label-width="0.7cm"/>
      </text:list-level-style-number>
    </text:list-style>
    <text:list-style style:name="tfPuce">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2"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3"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style>
    <text:list-style style:name="tfNum_20_1_29_" style:display-name="tfNum 1)">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9T09:02:08.68</meta:creation-date>
    <meta:editing-duration>PT20H58M52S</meta:editing-duration>
    <meta:editing-cycles>217</meta:editing-cycles>
    <meta:generator>LibreOffice/6.0.5.2$Windows_X86_64 LibreOffice_project/54c8cbb85f300ac59db32fe8a675ff7683cd5a16</meta:generator>
    <dc:date>2019-08-27T10:22:57.135000000</dc:date>
    <meta:print-date>2019-07-01T22:34:55.704000000</meta:print-date>
    <meta:document-statistic meta:table-count="3" meta:image-count="0" meta:object-count="15" meta:page-count="9" meta:paragraph-count="118" meta:word-count="705" meta:character-count="3577" meta:non-whitespace-character-count="2991"/>
  </office:meta>
</office:document-meta>
</file>

<file path=Object 1/content.xml><?xml version="1.0" encoding="utf-8"?>
<math xmlns="http://www.w3.org/1998/Math/MathML" display="block">
  <semantics>
    <mover accent="true">
      <mtext>BAC</mtext>
      <mo stretchy="true">^</mo>
    </mover>
    <annotation encoding="StarMath 5.0"> widehat {"BAC"}</annotation>
  </semantics>
</math>
</file>

<file path=Object 10/content.xml><?xml version="1.0" encoding="utf-8"?>
<math xmlns="http://www.w3.org/1998/Math/MathML" display="block">
  <semantics>
    <mrow>
      <msup>
        <mi>cos</mi>
        <mn>2</mn>
      </msup>
      <mrow>
        <mi>x</mi>
        <mo stretchy="false">+</mo>
        <msup>
          <mi>sin</mi>
          <mn>2</mn>
        </msup>
      </mrow>
      <mi>x</mi>
    </mrow>
    <annotation encoding="StarMath 5.0"> cos ^{2} x+ sin ^{2} x</annotation>
  </semantics>
</math>
</file>

<file path=Object 16/content.xml><?xml version="1.0" encoding="utf-8"?>
<math xmlns="http://www.w3.org/1998/Math/MathML" display="block">
  <semantics>
    <mrow>
      <mover accent="true">
        <mtext>ANB</mtext>
        <mo stretchy="true">^</mo>
      </mover>
      <mo stretchy="false">=</mo>
      <mover accent="true">
        <mtext>AMB</mtext>
        <mo stretchy="true">^</mo>
      </mover>
    </mrow>
    <annotation encoding="StarMath 5.0"> widehat {"ANB"} = widehat {"AMB"}</annotation>
  </semantics>
</math>
</file>

<file path=Object 17/content.xml><?xml version="1.0" encoding="utf-8"?>
<math xmlns="http://www.w3.org/1998/Math/MathML" display="block">
  <semantics>
    <mover accent="true">
      <mtext>ANB</mtext>
      <mo stretchy="true">^</mo>
    </mover>
    <annotation encoding="StarMath 5.0"> widehat {"ANB"}</annotation>
  </semantics>
</math>
</file>

<file path=Object 18/content.xml><?xml version="1.0" encoding="utf-8"?>
<math xmlns="http://www.w3.org/1998/Math/MathML" display="block">
  <semantics>
    <mover accent="true">
      <mtext>AMB</mtext>
      <mo stretchy="true">^</mo>
    </mover>
    <annotation encoding="StarMath 5.0"> widehat {"AMB"}</annotation>
  </semantics>
</math>
</file>

<file path=Object 19/content.xml><?xml version="1.0" encoding="utf-8"?>
<math xmlns="http://www.w3.org/1998/Math/MathML" display="block">
  <semantics>
    <mrow>
      <mrow>
        <mover accent="true">
          <mtext>ANB</mtext>
          <mo stretchy="true">^</mo>
        </mover>
        <mo stretchy="false">=</mo>
        <mfrac>
          <mn>1</mn>
          <mn>2</mn>
        </mfrac>
      </mrow>
      <mover accent="true">
        <mtext>AOB</mtext>
        <mo stretchy="true">^</mo>
      </mover>
    </mrow>
    <annotation encoding="StarMath 5.0"> widehat {"ANB"} = {1 over 2} widehat {"AOB"}</annotation>
  </semantics>
</math>
</file>

<file path=Object 2/content.xml><?xml version="1.0" encoding="utf-8"?>
<math xmlns="http://www.w3.org/1998/Math/MathML" display="block">
  <semantics>
    <mover accent="true">
      <mtext>BAC</mtext>
      <mo stretchy="true">^</mo>
    </mover>
    <annotation encoding="StarMath 5.0"> widehat {"BAC"}</annotation>
  </semantics>
</math>
</file>

<file path=Object 20/content.xml><?xml version="1.0" encoding="utf-8"?>
<math xmlns="http://www.w3.org/1998/Math/MathML" display="block">
  <semantics>
    <mover accent="true">
      <mtext>ANB</mtext>
      <mo stretchy="true">^</mo>
    </mover>
    <annotation encoding="StarMath 5.0"> widehat {"ANB"}</annotation>
  </semantics>
</math>
</file>

<file path=Object 21/content.xml><?xml version="1.0" encoding="utf-8"?>
<math xmlns="http://www.w3.org/1998/Math/MathML" display="block">
  <semantics>
    <mover accent="true">
      <mtext>AOB</mtext>
      <mo stretchy="true">^</mo>
    </mover>
    <annotation encoding="StarMath 5.0"> widehat {"AOB"}</annotation>
  </semantics>
</math>
</file>

<file path=Object 3/content.xml><?xml version="1.0" encoding="utf-8"?>
<math xmlns="http://www.w3.org/1998/Math/MathML" display="block">
  <semantics>
    <mover accent="true">
      <mtext>BAC</mtext>
      <mo stretchy="true">^</mo>
    </mover>
    <annotation encoding="StarMath 5.0"> widehat {"BAC"}</annotation>
  </semantics>
</math>
</file>

<file path=Object 4/content.xml><?xml version="1.0" encoding="utf-8"?>
<math xmlns="http://www.w3.org/1998/Math/MathML" display="block">
  <semantics>
    <mover accent="true">
      <mtext>ABC</mtext>
      <mo stretchy="true">^</mo>
    </mover>
    <annotation encoding="StarMath 5.0"> widehat {"ABC"}</annotation>
  </semantics>
</math>
</file>

<file path=Object 5/content.xml><?xml version="1.0" encoding="utf-8"?>
<math xmlns="http://www.w3.org/1998/Math/MathML" display="block">
  <semantics>
    <mover accent="true">
      <mtext>ABC</mtext>
      <mo stretchy="true">^</mo>
    </mover>
    <annotation encoding="StarMath 5.0"> widehat {"ABC"}</annotation>
  </semantics>
</math>
</file>

<file path=Object 6/content.xml><?xml version="1.0" encoding="utf-8"?>
<math xmlns="http://www.w3.org/1998/Math/MathML" display="block">
  <semantics>
    <mover accent="true">
      <mtext>ABC</mtext>
      <mo stretchy="true">^</mo>
    </mover>
    <annotation encoding="StarMath 5.0"> widehat {"ABC"}</annotation>
  </semantics>
</math>
</file>

<file path=Object 7/content.xml><?xml version="1.0" encoding="utf-8"?>
<math xmlns="http://www.w3.org/1998/Math/MathML" display="block">
  <semantics>
    <mrow>
      <msup>
        <mi>cos</mi>
        <mn>2</mn>
      </msup>
      <mrow>
        <mi>x</mi>
        <mo stretchy="false">+</mo>
        <msup>
          <mi>sin</mi>
          <mn>2</mn>
        </msup>
      </mrow>
      <mrow>
        <mi>x</mi>
        <mo stretchy="false">=</mo>
        <mn>1</mn>
      </mrow>
    </mrow>
    <annotation encoding="StarMath 5.0"> cos ^{2} x+ sin ^{2} x={1}</annotation>
  </semantics>
</math>
</file>

<file path=Object 8/content.xml><?xml version="1.0" encoding="utf-8"?>
<math xmlns="http://www.w3.org/1998/Math/MathML" display="block">
  <semantics>
    <mrow>
      <msup>
        <mi>cos</mi>
        <mn>2</mn>
      </msup>
      <mrow>
        <mover accent="true">
          <mtext>BAC</mtext>
          <mo stretchy="true">^</mo>
        </mover>
        <mo stretchy="false">+</mo>
        <msup>
          <mi>sin</mi>
          <mn>2</mn>
        </msup>
      </mrow>
      <mover accent="true">
        <mtext>BAC</mtext>
        <mo stretchy="true">^</mo>
      </mover>
    </mrow>
    <annotation encoding="StarMath 5.0">cos^2 widehat{ "BAC"}+sin^2 widehat{ "BAC"}</annotation>
  </semantics>
</math>
</file>